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8354in"/>
    </style:style>
    <style:style style:name="co8" style:family="table-column">
      <style:table-column-properties fo:break-before="auto" style:column-width="0.7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Ski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8" office:value-type="string" calcext:value-type="string">
            <text:p>Fail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74" calcext:value-type="float">
            <text:p>74</text:p>
          </table:table-cell>
          <table:table-cell table:style-name="ce3" table:formula="of:=[.C4]*1000/([.$B$1]*2)/10" office:value-type="float" office:value="32.7433628318584" calcext:value-type="float">
            <text:p>32.7</text:p>
          </table:table-cell>
          <table:table-cell table:formula="of:=MAX(3; [.$B$1]-([.B4] - [.$B$1])*2)" office:value-type="float" office:value="139" calcext:value-type="float">
            <text:p>139</text:p>
          </table:table-cell>
          <table:table-cell table:style-name="ce3" table:formula="of:=(1000 - [.E4]*1000/([.B4]*2))/10" office:value-type="float" office:value="30.5" calcext:value-type="float">
            <text:p>30.5</text:p>
          </table:table-cell>
          <table:table-cell table:style-name="ce5" table:formula="of:=IF([.$B$1]&gt;[.B4];[.D4];[.F4])" office:value-type="float" office:value="32.7433628318584" calcext:value-type="float">
            <text:p>32.7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38" calcext:value-type="float">
            <text:p>38</text:p>
          </table:table-cell>
          <table:table-cell table:style-name="ce6" table:formula="of:=IF([.I4]&lt;3;1000-FLOOR(1000/(3*(3-[.I4]+1)); 1; 0);FLOOR(2000/[.I4]; 1; 0))" office:value-type="float" office:value="52" calcext:value-type="float">
            <text:p>52</text:p>
          </table:table-cell>
          <table:table-cell table:style-name="ce9" table:formula="of:=[.J4]/1000" office:value-type="percentage" office:value="0.052" calcext:value-type="percentage">
            <text:p>5.2%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71" calcext:value-type="float">
            <text:p>71</text:p>
          </table:table-cell>
          <table:table-cell table:style-name="ce3" table:formula="of:=[.C5]*1000/([.$B$1]*2)/10" office:value-type="float" office:value="31.4159292035398" calcext:value-type="float">
            <text:p>31.4</text:p>
          </table:table-cell>
          <table:table-cell table:formula="of:=MAX(3; [.$B$1]-([.B5] - [.$B$1])*2)" office:value-type="float" office:value="141" calcext:value-type="float">
            <text:p>141</text:p>
          </table:table-cell>
          <table:table-cell table:style-name="ce3" table:formula="of:=(1000 - [.E5]*1000/([.B5]*2))/10" office:value-type="float" office:value="28.7878787878788" calcext:value-type="float">
            <text:p>28.8</text:p>
          </table:table-cell>
          <table:table-cell table:style-name="ce5" table:formula="of:=IF([.$B$1]&gt;[.B5];[.D5];[.F5])" office:value-type="float" office:value="31.4159292035398" calcext:value-type="float">
            <text:p>31.4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39" calcext:value-type="float">
            <text:p>39</text:p>
          </table:table-cell>
          <table:table-cell table:style-name="ce6" table:formula="of:=IF([.I5]&lt;3;1000-FLOOR(1000/(3*(3-[.I5]+1)); 1; 0);FLOOR(2000/[.I5]; 1; 0))" office:value-type="float" office:value="51" calcext:value-type="float">
            <text:p>51</text:p>
          </table:table-cell>
          <table:table-cell table:style-name="ce9" table:formula="of:=[.J5]/1000" office:value-type="percentage" office:value="0.051" calcext:value-type="percentage">
            <text:p>5.1%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68" calcext:value-type="float">
            <text:p>68</text:p>
          </table:table-cell>
          <table:table-cell table:style-name="ce3" table:formula="of:=[.C6]*1000/([.$B$1]*2)/10" office:value-type="float" office:value="30.0884955752212" calcext:value-type="float">
            <text:p>30.1</text:p>
          </table:table-cell>
          <table:table-cell table:formula="of:=MAX(3; [.$B$1]-([.B6] - [.$B$1])*2)" office:value-type="float" office:value="143" calcext:value-type="float">
            <text:p>143</text:p>
          </table:table-cell>
          <table:table-cell table:style-name="ce3" table:formula="of:=(1000 - [.E6]*1000/([.B6]*2))/10" office:value-type="float" office:value="27.0408163265306" calcext:value-type="float">
            <text:p>27.0</text:p>
          </table:table-cell>
          <table:table-cell table:style-name="ce5" table:formula="of:=IF([.$B$1]&gt;[.B6];[.D6];[.F6])" office:value-type="float" office:value="30.0884955752212" calcext:value-type="float">
            <text:p>30.1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39" calcext:value-type="float">
            <text:p>39</text:p>
          </table:table-cell>
          <table:table-cell table:style-name="ce6" table:formula="of:=IF([.I6]&lt;3;1000-FLOOR(1000/(3*(3-[.I6]+1)); 1; 0);FLOOR(2000/[.I6]; 1; 0))" office:value-type="float" office:value="51" calcext:value-type="float">
            <text:p>51</text:p>
          </table:table-cell>
          <table:table-cell table:style-name="ce9" table:formula="of:=[.J6]/1000" office:value-type="percentage" office:value="0.051" calcext:value-type="percentage">
            <text:p>5.1%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65" calcext:value-type="float">
            <text:p>65</text:p>
          </table:table-cell>
          <table:table-cell table:style-name="ce3" table:formula="of:=[.C7]*1000/([.$B$1]*2)/10" office:value-type="float" office:value="28.7610619469027" calcext:value-type="float">
            <text:p>28.8</text:p>
          </table:table-cell>
          <table:table-cell table:formula="of:=MAX(3; [.$B$1]-([.B7] - [.$B$1])*2)" office:value-type="float" office:value="145" calcext:value-type="float">
            <text:p>145</text:p>
          </table:table-cell>
          <table:table-cell table:style-name="ce3" table:formula="of:=(1000 - [.E7]*1000/([.B7]*2))/10" office:value-type="float" office:value="25.2577319587629" calcext:value-type="float">
            <text:p>25.3</text:p>
          </table:table-cell>
          <table:table-cell table:style-name="ce5" table:formula="of:=IF([.$B$1]&gt;[.B7];[.D7];[.F7])" office:value-type="float" office:value="28.7610619469027" calcext:value-type="float">
            <text:p>28.8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40" calcext:value-type="float">
            <text:p>40</text:p>
          </table:table-cell>
          <table:table-cell table:style-name="ce6" table:formula="of:=IF([.I7]&lt;3;1000-FLOOR(1000/(3*(3-[.I7]+1)); 1; 0);FLOOR(2000/[.I7]; 1; 0))" office:value-type="float" office:value="50" calcext:value-type="float">
            <text:p>50</text:p>
          </table:table-cell>
          <table:table-cell table:style-name="ce9" table:formula="of:=[.J7]/1000" office:value-type="percentage" office:value="0.05" calcext:value-type="percentage">
            <text:p>5.0%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62" calcext:value-type="float">
            <text:p>62</text:p>
          </table:table-cell>
          <table:table-cell table:style-name="ce3" table:formula="of:=[.C8]*1000/([.$B$1]*2)/10" office:value-type="float" office:value="27.4336283185841" calcext:value-type="float">
            <text:p>27.4</text:p>
          </table:table-cell>
          <table:table-cell table:formula="of:=MAX(3; [.$B$1]-([.B8] - [.$B$1])*2)" office:value-type="float" office:value="147" calcext:value-type="float">
            <text:p>147</text:p>
          </table:table-cell>
          <table:table-cell table:style-name="ce3" table:formula="of:=(1000 - [.E8]*1000/([.B8]*2))/10" office:value-type="float" office:value="23.4375" calcext:value-type="float">
            <text:p>23.4</text:p>
          </table:table-cell>
          <table:table-cell table:style-name="ce5" table:formula="of:=IF([.$B$1]&gt;[.B8];[.D8];[.F8])" office:value-type="float" office:value="27.4336283185841" calcext:value-type="float">
            <text:p>27.4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40" calcext:value-type="float">
            <text:p>40</text:p>
          </table:table-cell>
          <table:table-cell table:style-name="ce6" table:formula="of:=IF([.I8]&lt;3;1000-FLOOR(1000/(3*(3-[.I8]+1)); 1; 0);FLOOR(2000/[.I8]; 1; 0))" office:value-type="float" office:value="50" calcext:value-type="float">
            <text:p>50</text:p>
          </table:table-cell>
          <table:table-cell table:style-name="ce9" table:formula="of:=[.J8]/1000" office:value-type="percentage" office:value="0.05" calcext:value-type="percentage">
            <text:p>5.0%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59" calcext:value-type="float">
            <text:p>59</text:p>
          </table:table-cell>
          <table:table-cell table:style-name="ce3" table:formula="of:=[.C9]*1000/([.$B$1]*2)/10" office:value-type="float" office:value="26.1061946902655" calcext:value-type="float">
            <text:p>26.1</text:p>
          </table:table-cell>
          <table:table-cell table:formula="of:=MAX(3; [.$B$1]-([.B9] - [.$B$1])*2)" office:value-type="float" office:value="149" calcext:value-type="float">
            <text:p>149</text:p>
          </table:table-cell>
          <table:table-cell table:style-name="ce3" table:formula="of:=(1000 - [.E9]*1000/([.B9]*2))/10" office:value-type="float" office:value="21.5789473684211" calcext:value-type="float">
            <text:p>21.6</text:p>
          </table:table-cell>
          <table:table-cell table:style-name="ce5" table:formula="of:=IF([.$B$1]&gt;[.B9];[.D9];[.F9])" office:value-type="float" office:value="26.1061946902655" calcext:value-type="float">
            <text:p>26.1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41" calcext:value-type="float">
            <text:p>41</text:p>
          </table:table-cell>
          <table:table-cell table:style-name="ce6" table:formula="of:=IF([.I9]&lt;3;1000-FLOOR(1000/(3*(3-[.I9]+1)); 1; 0);FLOOR(2000/[.I9]; 1; 0))" office:value-type="float" office:value="48" calcext:value-type="float">
            <text:p>48</text:p>
          </table:table-cell>
          <table:table-cell table:style-name="ce9" table:formula="of:=[.J9]/1000" office:value-type="percentage" office:value="0.048" calcext:value-type="percentage">
            <text:p>4.8%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56" calcext:value-type="float">
            <text:p>56</text:p>
          </table:table-cell>
          <table:table-cell table:style-name="ce3" table:formula="of:=[.C10]*1000/([.$B$1]*2)/10" office:value-type="float" office:value="24.7787610619469" calcext:value-type="float">
            <text:p>24.8</text:p>
          </table:table-cell>
          <table:table-cell table:formula="of:=MAX(3; [.$B$1]-([.B10] - [.$B$1])*2)" office:value-type="float" office:value="151" calcext:value-type="float">
            <text:p>151</text:p>
          </table:table-cell>
          <table:table-cell table:style-name="ce3" table:formula="of:=(1000 - [.E10]*1000/([.B10]*2))/10" office:value-type="float" office:value="19.6808510638298" calcext:value-type="float">
            <text:p>19.7</text:p>
          </table:table-cell>
          <table:table-cell table:style-name="ce5" table:formula="of:=IF([.$B$1]&gt;[.B10];[.D10];[.F10])" office:value-type="float" office:value="24.7787610619469" calcext:value-type="float">
            <text:p>24.8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41" calcext:value-type="float">
            <text:p>41</text:p>
          </table:table-cell>
          <table:table-cell table:style-name="ce6" table:formula="of:=IF([.I10]&lt;3;1000-FLOOR(1000/(3*(3-[.I10]+1)); 1; 0);FLOOR(2000/[.I10]; 1; 0))" office:value-type="float" office:value="48" calcext:value-type="float">
            <text:p>48</text:p>
          </table:table-cell>
          <table:table-cell table:style-name="ce9" table:formula="of:=[.J10]/1000" office:value-type="percentage" office:value="0.048" calcext:value-type="percentage">
            <text:p>4.8%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53" calcext:value-type="float">
            <text:p>53</text:p>
          </table:table-cell>
          <table:table-cell table:style-name="ce3" table:formula="of:=[.C11]*1000/([.$B$1]*2)/10" office:value-type="float" office:value="23.4513274336283" calcext:value-type="float">
            <text:p>23.5</text:p>
          </table:table-cell>
          <table:table-cell table:formula="of:=MAX(3; [.$B$1]-([.B11] - [.$B$1])*2)" office:value-type="float" office:value="153" calcext:value-type="float">
            <text:p>153</text:p>
          </table:table-cell>
          <table:table-cell table:style-name="ce3" table:formula="of:=(1000 - [.E11]*1000/([.B11]*2))/10" office:value-type="float" office:value="17.741935483871" calcext:value-type="float">
            <text:p>17.7</text:p>
          </table:table-cell>
          <table:table-cell table:style-name="ce5" table:formula="of:=IF([.$B$1]&gt;[.B11];[.D11];[.F11])" office:value-type="float" office:value="23.4513274336283" calcext:value-type="float">
            <text:p>23.5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42" calcext:value-type="float">
            <text:p>42</text:p>
          </table:table-cell>
          <table:table-cell table:style-name="ce6" table:formula="of:=IF([.I11]&lt;3;1000-FLOOR(1000/(3*(3-[.I11]+1)); 1; 0);FLOOR(2000/[.I11]; 1; 0))" office:value-type="float" office:value="47" calcext:value-type="float">
            <text:p>47</text:p>
          </table:table-cell>
          <table:table-cell table:style-name="ce9" table:formula="of:=[.J11]/1000" office:value-type="percentage" office:value="0.047" calcext:value-type="percentage">
            <text:p>4.7%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50" calcext:value-type="float">
            <text:p>50</text:p>
          </table:table-cell>
          <table:table-cell table:style-name="ce3" table:formula="of:=[.C12]*1000/([.$B$1]*2)/10" office:value-type="float" office:value="22.1238938053097" calcext:value-type="float">
            <text:p>22.1</text:p>
          </table:table-cell>
          <table:table-cell table:formula="of:=MAX(3; [.$B$1]-([.B12] - [.$B$1])*2)" office:value-type="float" office:value="155" calcext:value-type="float">
            <text:p>155</text:p>
          </table:table-cell>
          <table:table-cell table:style-name="ce3" table:formula="of:=(1000 - [.E12]*1000/([.B12]*2))/10" office:value-type="float" office:value="15.7608695652174" calcext:value-type="float">
            <text:p>15.8</text:p>
          </table:table-cell>
          <table:table-cell table:style-name="ce5" table:formula="of:=IF([.$B$1]&gt;[.B12];[.D12];[.F12])" office:value-type="float" office:value="22.1238938053097" calcext:value-type="float">
            <text:p>22.1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42" calcext:value-type="float">
            <text:p>42</text:p>
          </table:table-cell>
          <table:table-cell table:style-name="ce6" table:formula="of:=IF([.I12]&lt;3;1000-FLOOR(1000/(3*(3-[.I12]+1)); 1; 0);FLOOR(2000/[.I12]; 1; 0))" office:value-type="float" office:value="47" calcext:value-type="float">
            <text:p>47</text:p>
          </table:table-cell>
          <table:table-cell table:style-name="ce9" table:formula="of:=[.J12]/1000" office:value-type="percentage" office:value="0.047" calcext:value-type="percentage">
            <text:p>4.7%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47" calcext:value-type="float">
            <text:p>47</text:p>
          </table:table-cell>
          <table:table-cell table:style-name="ce3" table:formula="of:=[.C13]*1000/([.$B$1]*2)/10" office:value-type="float" office:value="20.7964601769911" calcext:value-type="float">
            <text:p>20.8</text:p>
          </table:table-cell>
          <table:table-cell table:formula="of:=MAX(3; [.$B$1]-([.B13] - [.$B$1])*2)" office:value-type="float" office:value="157" calcext:value-type="float">
            <text:p>157</text:p>
          </table:table-cell>
          <table:table-cell table:style-name="ce3" table:formula="of:=(1000 - [.E13]*1000/([.B13]*2))/10" office:value-type="float" office:value="13.7362637362637" calcext:value-type="float">
            <text:p>13.7</text:p>
          </table:table-cell>
          <table:table-cell table:style-name="ce5" table:formula="of:=IF([.$B$1]&gt;[.B13];[.D13];[.F13])" office:value-type="float" office:value="20.7964601769911" calcext:value-type="float">
            <text:p>20.8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43" calcext:value-type="float">
            <text:p>43</text:p>
          </table:table-cell>
          <table:table-cell table:style-name="ce6" table:formula="of:=IF([.I13]&lt;3;1000-FLOOR(1000/(3*(3-[.I13]+1)); 1; 0);FLOOR(2000/[.I13]; 1; 0))" office:value-type="float" office:value="46" calcext:value-type="float">
            <text:p>46</text:p>
          </table:table-cell>
          <table:table-cell table:style-name="ce9" table:formula="of:=[.J13]/1000" office:value-type="percentage" office:value="0.046" calcext:value-type="percentage">
            <text:p>4.6%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44" calcext:value-type="float">
            <text:p>44</text:p>
          </table:table-cell>
          <table:table-cell table:style-name="ce3" table:formula="of:=[.C14]*1000/([.$B$1]*2)/10" office:value-type="float" office:value="19.4690265486726" calcext:value-type="float">
            <text:p>19.5</text:p>
          </table:table-cell>
          <table:table-cell table:formula="of:=MAX(3; [.$B$1]-([.B14] - [.$B$1])*2)" office:value-type="float" office:value="159" calcext:value-type="float">
            <text:p>159</text:p>
          </table:table-cell>
          <table:table-cell table:style-name="ce3" table:formula="of:=(1000 - [.E14]*1000/([.B14]*2))/10" office:value-type="float" office:value="11.6666666666667" calcext:value-type="float">
            <text:p>11.7</text:p>
          </table:table-cell>
          <table:table-cell table:style-name="ce5" table:formula="of:=IF([.$B$1]&gt;[.B14];[.D14];[.F14])" office:value-type="float" office:value="19.4690265486726" calcext:value-type="float">
            <text:p>19.5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43" calcext:value-type="float">
            <text:p>43</text:p>
          </table:table-cell>
          <table:table-cell table:style-name="ce6" table:formula="of:=IF([.I14]&lt;3;1000-FLOOR(1000/(3*(3-[.I14]+1)); 1; 0);FLOOR(2000/[.I14]; 1; 0))" office:value-type="float" office:value="46" calcext:value-type="float">
            <text:p>46</text:p>
          </table:table-cell>
          <table:table-cell table:style-name="ce9" table:formula="of:=[.J14]/1000" office:value-type="percentage" office:value="0.046" calcext:value-type="percentage">
            <text:p>4.6%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41" calcext:value-type="float">
            <text:p>41</text:p>
          </table:table-cell>
          <table:table-cell table:style-name="ce3" table:formula="of:=[.C15]*1000/([.$B$1]*2)/10" office:value-type="float" office:value="18.141592920354" calcext:value-type="float">
            <text:p>18.1</text:p>
          </table:table-cell>
          <table:table-cell table:formula="of:=MAX(3; [.$B$1]-([.B15] - [.$B$1])*2)" office:value-type="float" office:value="161" calcext:value-type="float">
            <text:p>161</text:p>
          </table:table-cell>
          <table:table-cell table:style-name="ce3" table:formula="of:=(1000 - [.E15]*1000/([.B15]*2))/10" office:value-type="float" office:value="9.55056179775281" calcext:value-type="float">
            <text:p>9.6</text:p>
          </table:table-cell>
          <table:table-cell table:style-name="ce5" table:formula="of:=IF([.$B$1]&gt;[.B15];[.D15];[.F15])" office:value-type="float" office:value="18.141592920354" calcext:value-type="float">
            <text:p>18.1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44" calcext:value-type="float">
            <text:p>44</text:p>
          </table:table-cell>
          <table:table-cell table:style-name="ce6" table:formula="of:=IF([.I15]&lt;3;1000-FLOOR(1000/(3*(3-[.I15]+1)); 1; 0);FLOOR(2000/[.I15]; 1; 0))" office:value-type="float" office:value="45" calcext:value-type="float">
            <text:p>45</text:p>
          </table:table-cell>
          <table:table-cell table:style-name="ce9" table:formula="of:=[.J15]/1000" office:value-type="percentage" office:value="0.045" calcext:value-type="percentage">
            <text:p>4.5%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8" calcext:value-type="float">
            <text:p>38</text:p>
          </table:table-cell>
          <table:table-cell table:style-name="ce3" table:formula="of:=[.C16]*1000/([.$B$1]*2)/10" office:value-type="float" office:value="16.8141592920354" calcext:value-type="float">
            <text:p>16.8</text:p>
          </table:table-cell>
          <table:table-cell table:formula="of:=MAX(3; [.$B$1]-([.B16] - [.$B$1])*2)" office:value-type="float" office:value="163" calcext:value-type="float">
            <text:p>163</text:p>
          </table:table-cell>
          <table:table-cell table:style-name="ce3" table:formula="of:=(1000 - [.E16]*1000/([.B16]*2))/10" office:value-type="float" office:value="7.38636363636364" calcext:value-type="float">
            <text:p>7.4</text:p>
          </table:table-cell>
          <table:table-cell table:style-name="ce5" table:formula="of:=IF([.$B$1]&gt;[.B16];[.D16];[.F16])" office:value-type="float" office:value="16.8141592920354" calcext:value-type="float">
            <text:p>16.8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44" calcext:value-type="float">
            <text:p>44</text:p>
          </table:table-cell>
          <table:table-cell table:style-name="ce6" table:formula="of:=IF([.I16]&lt;3;1000-FLOOR(1000/(3*(3-[.I16]+1)); 1; 0);FLOOR(2000/[.I16]; 1; 0))" office:value-type="float" office:value="45" calcext:value-type="float">
            <text:p>45</text:p>
          </table:table-cell>
          <table:table-cell table:style-name="ce9" table:formula="of:=[.J16]/1000" office:value-type="percentage" office:value="0.045" calcext:value-type="percentage">
            <text:p>4.5%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5" calcext:value-type="float">
            <text:p>35</text:p>
          </table:table-cell>
          <table:table-cell table:style-name="ce3" table:formula="of:=[.C17]*1000/([.$B$1]*2)/10" office:value-type="float" office:value="15.4867256637168" calcext:value-type="float">
            <text:p>15.5</text:p>
          </table:table-cell>
          <table:table-cell table:formula="of:=MAX(3; [.$B$1]-([.B17] - [.$B$1])*2)" office:value-type="float" office:value="165" calcext:value-type="float">
            <text:p>165</text:p>
          </table:table-cell>
          <table:table-cell table:style-name="ce3" table:formula="of:=(1000 - [.E17]*1000/([.B17]*2))/10" office:value-type="float" office:value="5.17241379310345" calcext:value-type="float">
            <text:p>5.2</text:p>
          </table:table-cell>
          <table:table-cell table:style-name="ce5" table:formula="of:=IF([.$B$1]&gt;[.B17];[.D17];[.F17])" office:value-type="float" office:value="15.4867256637168" calcext:value-type="float">
            <text:p>15.5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45" calcext:value-type="float">
            <text:p>45</text:p>
          </table:table-cell>
          <table:table-cell table:style-name="ce6" table:formula="of:=IF([.I17]&lt;3;1000-FLOOR(1000/(3*(3-[.I17]+1)); 1; 0);FLOOR(2000/[.I17]; 1; 0))" office:value-type="float" office:value="44" calcext:value-type="float">
            <text:p>44</text:p>
          </table:table-cell>
          <table:table-cell table:style-name="ce9" table:formula="of:=[.J17]/1000" office:value-type="percentage" office:value="0.044" calcext:value-type="percentage">
            <text:p>4.4%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2" calcext:value-type="float">
            <text:p>32</text:p>
          </table:table-cell>
          <table:table-cell table:style-name="ce3" table:formula="of:=[.C18]*1000/([.$B$1]*2)/10" office:value-type="float" office:value="14.1592920353982" calcext:value-type="float">
            <text:p>14.2</text:p>
          </table:table-cell>
          <table:table-cell table:formula="of:=MAX(3; [.$B$1]-([.B18] - [.$B$1])*2)" office:value-type="float" office:value="167" calcext:value-type="float">
            <text:p>167</text:p>
          </table:table-cell>
          <table:table-cell table:style-name="ce3" table:formula="of:=(1000 - [.E18]*1000/([.B18]*2))/10" office:value-type="float" office:value="2.90697674418604" calcext:value-type="float">
            <text:p>2.9</text:p>
          </table:table-cell>
          <table:table-cell table:style-name="ce5" table:formula="of:=IF([.$B$1]&gt;[.B18];[.D18];[.F18])" office:value-type="float" office:value="14.1592920353982" calcext:value-type="float">
            <text:p>14.2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45" calcext:value-type="float">
            <text:p>45</text:p>
          </table:table-cell>
          <table:table-cell table:style-name="ce6" table:formula="of:=IF([.I18]&lt;3;1000-FLOOR(1000/(3*(3-[.I18]+1)); 1; 0);FLOOR(2000/[.I18]; 1; 0))" office:value-type="float" office:value="44" calcext:value-type="float">
            <text:p>44</text:p>
          </table:table-cell>
          <table:table-cell table:style-name="ce9" table:formula="of:=[.J18]/1000" office:value-type="percentage" office:value="0.044" calcext:value-type="percentage">
            <text:p>4.4%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29" calcext:value-type="float">
            <text:p>29</text:p>
          </table:table-cell>
          <table:table-cell table:style-name="ce3" table:formula="of:=[.C19]*1000/([.$B$1]*2)/10" office:value-type="float" office:value="12.8318584070796" calcext:value-type="float">
            <text:p>12.8</text:p>
          </table:table-cell>
          <table:table-cell table:formula="of:=MAX(3; [.$B$1]-([.B19] - [.$B$1])*2)" office:value-type="float" office:value="169" calcext:value-type="float">
            <text:p>169</text:p>
          </table:table-cell>
          <table:table-cell table:style-name="ce3" table:formula="of:=(1000 - [.E19]*1000/([.B19]*2))/10" office:value-type="float" office:value="0.588235294117646" calcext:value-type="float">
            <text:p>0.6</text:p>
          </table:table-cell>
          <table:table-cell table:style-name="ce5" table:formula="of:=IF([.$B$1]&gt;[.B19];[.D19];[.F19])" office:value-type="float" office:value="12.8318584070796" calcext:value-type="float">
            <text:p>12.8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46" calcext:value-type="float">
            <text:p>46</text:p>
          </table:table-cell>
          <table:table-cell table:style-name="ce6" table:formula="of:=IF([.I19]&lt;3;1000-FLOOR(1000/(3*(3-[.I19]+1)); 1; 0);FLOOR(2000/[.I19]; 1; 0))" office:value-type="float" office:value="43" calcext:value-type="float">
            <text:p>43</text:p>
          </table:table-cell>
          <table:table-cell table:style-name="ce9" table:formula="of:=[.J19]/1000" office:value-type="percentage" office:value="0.043" calcext:value-type="percentage">
            <text:p>4.3%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26" calcext:value-type="float">
            <text:p>26</text:p>
          </table:table-cell>
          <table:table-cell table:style-name="ce3" table:formula="of:=[.C20]*1000/([.$B$1]*2)/10" office:value-type="float" office:value="11.5044247787611" calcext:value-type="float">
            <text:p>11.5</text:p>
          </table:table-cell>
          <table:table-cell table:formula="of:=MAX(3; [.$B$1]-([.B20] - [.$B$1])*2)" office:value-type="float" office:value="171" calcext:value-type="float">
            <text:p>171</text:p>
          </table:table-cell>
          <table:table-cell table:style-name="ce3" table:formula="of:=(1000 - [.E20]*1000/([.B20]*2))/10" office:value-type="float" office:value="-1.78571428571429" calcext:value-type="float">
            <text:p>-1.8</text:p>
          </table:table-cell>
          <table:table-cell table:style-name="ce5" table:formula="of:=IF([.$B$1]&gt;[.B20];[.D20];[.F20])" office:value-type="float" office:value="11.5044247787611" calcext:value-type="float">
            <text:p>11.5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46" calcext:value-type="float">
            <text:p>46</text:p>
          </table:table-cell>
          <table:table-cell table:style-name="ce6" table:formula="of:=IF([.I20]&lt;3;1000-FLOOR(1000/(3*(3-[.I20]+1)); 1; 0);FLOOR(2000/[.I20]; 1; 0))" office:value-type="float" office:value="43" calcext:value-type="float">
            <text:p>43</text:p>
          </table:table-cell>
          <table:table-cell table:style-name="ce9" table:formula="of:=[.J20]/1000" office:value-type="percentage" office:value="0.043" calcext:value-type="percentage">
            <text:p>4.3%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23" calcext:value-type="float">
            <text:p>23</text:p>
          </table:table-cell>
          <table:table-cell table:style-name="ce3" table:formula="of:=[.C21]*1000/([.$B$1]*2)/10" office:value-type="float" office:value="10.1769911504425" calcext:value-type="float">
            <text:p>10.2</text:p>
          </table:table-cell>
          <table:table-cell table:formula="of:=MAX(3; [.$B$1]-([.B21] - [.$B$1])*2)" office:value-type="float" office:value="173" calcext:value-type="float">
            <text:p>173</text:p>
          </table:table-cell>
          <table:table-cell table:style-name="ce3" table:formula="of:=(1000 - [.E21]*1000/([.B21]*2))/10" office:value-type="float" office:value="-4.21686746987953" calcext:value-type="float">
            <text:p>-4.2</text:p>
          </table:table-cell>
          <table:table-cell table:style-name="ce5" table:formula="of:=IF([.$B$1]&gt;[.B21];[.D21];[.F21])" office:value-type="float" office:value="10.1769911504425" calcext:value-type="float">
            <text:p>10.2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47" calcext:value-type="float">
            <text:p>47</text:p>
          </table:table-cell>
          <table:table-cell table:style-name="ce6" table:formula="of:=IF([.I21]&lt;3;1000-FLOOR(1000/(3*(3-[.I21]+1)); 1; 0);FLOOR(2000/[.I21]; 1; 0))" office:value-type="float" office:value="42" calcext:value-type="float">
            <text:p>42</text:p>
          </table:table-cell>
          <table:table-cell table:style-name="ce9" table:formula="of:=[.J21]/1000" office:value-type="percentage" office:value="0.042" calcext:value-type="percentage">
            <text:p>4.2%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20" calcext:value-type="float">
            <text:p>20</text:p>
          </table:table-cell>
          <table:table-cell table:style-name="ce3" table:formula="of:=[.C22]*1000/([.$B$1]*2)/10" office:value-type="float" office:value="8.84955752212389" calcext:value-type="float">
            <text:p>8.8</text:p>
          </table:table-cell>
          <table:table-cell table:formula="of:=MAX(3; [.$B$1]-([.B22] - [.$B$1])*2)" office:value-type="float" office:value="175" calcext:value-type="float">
            <text:p>175</text:p>
          </table:table-cell>
          <table:table-cell table:style-name="ce3" table:formula="of:=(1000 - [.E22]*1000/([.B22]*2))/10" office:value-type="float" office:value="-6.70731707317073" calcext:value-type="float">
            <text:p>-6.7</text:p>
          </table:table-cell>
          <table:table-cell table:style-name="ce5" table:formula="of:=IF([.$B$1]&gt;[.B22];[.D22];[.F22])" office:value-type="float" office:value="8.84955752212389" calcext:value-type="float">
            <text:p>8.8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47" calcext:value-type="float">
            <text:p>47</text:p>
          </table:table-cell>
          <table:table-cell table:style-name="ce6" table:formula="of:=IF([.I22]&lt;3;1000-FLOOR(1000/(3*(3-[.I22]+1)); 1; 0);FLOOR(2000/[.I22]; 1; 0))" office:value-type="float" office:value="42" calcext:value-type="float">
            <text:p>42</text:p>
          </table:table-cell>
          <table:table-cell table:style-name="ce9" table:formula="of:=[.J22]/1000" office:value-type="percentage" office:value="0.042" calcext:value-type="percentage">
            <text:p>4.2%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17" calcext:value-type="float">
            <text:p>17</text:p>
          </table:table-cell>
          <table:table-cell table:style-name="ce3" table:formula="of:=[.C23]*1000/([.$B$1]*2)/10" office:value-type="float" office:value="7.52212389380531" calcext:value-type="float">
            <text:p>7.5</text:p>
          </table:table-cell>
          <table:table-cell table:formula="of:=MAX(3; [.$B$1]-([.B23] - [.$B$1])*2)" office:value-type="float" office:value="177" calcext:value-type="float">
            <text:p>177</text:p>
          </table:table-cell>
          <table:table-cell table:style-name="ce3" table:formula="of:=(1000 - [.E23]*1000/([.B23]*2))/10" office:value-type="float" office:value="-9.25925925925926" calcext:value-type="float">
            <text:p>-9.3</text:p>
          </table:table-cell>
          <table:table-cell table:style-name="ce5" table:formula="of:=IF([.$B$1]&gt;[.B23];[.D23];[.F23])" office:value-type="float" office:value="7.52212389380531" calcext:value-type="float">
            <text:p>7.5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48" calcext:value-type="float">
            <text:p>48</text:p>
          </table:table-cell>
          <table:table-cell table:style-name="ce6" table:formula="of:=IF([.I23]&lt;3;1000-FLOOR(1000/(3*(3-[.I23]+1)); 1; 0);FLOOR(2000/[.I23]; 1; 0))" office:value-type="float" office:value="41" calcext:value-type="float">
            <text:p>41</text:p>
          </table:table-cell>
          <table:table-cell table:style-name="ce9" table:formula="of:=[.J23]/1000" office:value-type="percentage" office:value="0.041" calcext:value-type="percentage">
            <text:p>4.1%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14" calcext:value-type="float">
            <text:p>14</text:p>
          </table:table-cell>
          <table:table-cell table:style-name="ce3" table:formula="of:=[.C24]*1000/([.$B$1]*2)/10" office:value-type="float" office:value="6.19469026548673" calcext:value-type="float">
            <text:p>6.2</text:p>
          </table:table-cell>
          <table:table-cell table:formula="of:=MAX(3; [.$B$1]-([.B24] - [.$B$1])*2)" office:value-type="float" office:value="179" calcext:value-type="float">
            <text:p>179</text:p>
          </table:table-cell>
          <table:table-cell table:style-name="ce3" table:formula="of:=(1000 - [.E24]*1000/([.B24]*2))/10" office:value-type="float" office:value="-11.875" calcext:value-type="float">
            <text:p>-11.9</text:p>
          </table:table-cell>
          <table:table-cell table:style-name="ce5" table:formula="of:=IF([.$B$1]&gt;[.B24];[.D24];[.F24])" office:value-type="float" office:value="6.19469026548673" calcext:value-type="float">
            <text:p>6.2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48" calcext:value-type="float">
            <text:p>48</text:p>
          </table:table-cell>
          <table:table-cell table:style-name="ce6" table:formula="of:=IF([.I24]&lt;3;1000-FLOOR(1000/(3*(3-[.I24]+1)); 1; 0);FLOOR(2000/[.I24]; 1; 0))" office:value-type="float" office:value="41" calcext:value-type="float">
            <text:p>41</text:p>
          </table:table-cell>
          <table:table-cell table:style-name="ce9" table:formula="of:=[.J24]/1000" office:value-type="percentage" office:value="0.041" calcext:value-type="percentage">
            <text:p>4.1%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11" calcext:value-type="float">
            <text:p>11</text:p>
          </table:table-cell>
          <table:table-cell table:style-name="ce3" table:formula="of:=[.C25]*1000/([.$B$1]*2)/10" office:value-type="float" office:value="4.86725663716814" calcext:value-type="float">
            <text:p>4.9</text:p>
          </table:table-cell>
          <table:table-cell table:formula="of:=MAX(3; [.$B$1]-([.B25] - [.$B$1])*2)" office:value-type="float" office:value="181" calcext:value-type="float">
            <text:p>181</text:p>
          </table:table-cell>
          <table:table-cell table:style-name="ce3" table:formula="of:=(1000 - [.E25]*1000/([.B25]*2))/10" office:value-type="float" office:value="-14.5569620253165" calcext:value-type="float">
            <text:p>-14.6</text:p>
          </table:table-cell>
          <table:table-cell table:style-name="ce5" table:formula="of:=IF([.$B$1]&gt;[.B25];[.D25];[.F25])" office:value-type="float" office:value="4.86725663716814" calcext:value-type="float">
            <text:p>4.9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49" calcext:value-type="float">
            <text:p>49</text:p>
          </table:table-cell>
          <table:table-cell table:style-name="ce6" table:formula="of:=IF([.I25]&lt;3;1000-FLOOR(1000/(3*(3-[.I25]+1)); 1; 0);FLOOR(2000/[.I25]; 1; 0))" office:value-type="float" office:value="40" calcext:value-type="float">
            <text:p>40</text:p>
          </table:table-cell>
          <table:table-cell table:style-name="ce9" table:formula="of:=[.J25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8" calcext:value-type="float">
            <text:p>8</text:p>
          </table:table-cell>
          <table:table-cell table:style-name="ce3" table:formula="of:=[.C26]*1000/([.$B$1]*2)/10" office:value-type="float" office:value="3.53982300884956" calcext:value-type="float">
            <text:p>3.5</text:p>
          </table:table-cell>
          <table:table-cell table:formula="of:=MAX(3; [.$B$1]-([.B26] - [.$B$1])*2)" office:value-type="float" office:value="183" calcext:value-type="float">
            <text:p>183</text:p>
          </table:table-cell>
          <table:table-cell table:style-name="ce3" table:formula="of:=(1000 - [.E26]*1000/([.B26]*2))/10" office:value-type="float" office:value="-17.3076923076923" calcext:value-type="float">
            <text:p>-17.3</text:p>
          </table:table-cell>
          <table:table-cell table:style-name="ce5" table:formula="of:=IF([.$B$1]&gt;[.B26];[.D26];[.F26])" office:value-type="float" office:value="3.53982300884956" calcext:value-type="float">
            <text:p>3.5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49" calcext:value-type="float">
            <text:p>49</text:p>
          </table:table-cell>
          <table:table-cell table:style-name="ce6" table:formula="of:=IF([.I26]&lt;3;1000-FLOOR(1000/(3*(3-[.I26]+1)); 1; 0);FLOOR(2000/[.I26]; 1; 0))" office:value-type="float" office:value="40" calcext:value-type="float">
            <text:p>40</text:p>
          </table:table-cell>
          <table:table-cell table:style-name="ce9" table:formula="of:=[.J26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5" calcext:value-type="float">
            <text:p>5</text:p>
          </table:table-cell>
          <table:table-cell table:style-name="ce3" table:formula="of:=[.C27]*1000/([.$B$1]*2)/10" office:value-type="float" office:value="2.21238938053097" calcext:value-type="float">
            <text:p>2.2</text:p>
          </table:table-cell>
          <table:table-cell table:formula="of:=MAX(3; [.$B$1]-([.B27] - [.$B$1])*2)" office:value-type="float" office:value="185" calcext:value-type="float">
            <text:p>185</text:p>
          </table:table-cell>
          <table:table-cell table:style-name="ce3" table:formula="of:=(1000 - [.E27]*1000/([.B27]*2))/10" office:value-type="float" office:value="-20.1298701298701" calcext:value-type="float">
            <text:p>-20.1</text:p>
          </table:table-cell>
          <table:table-cell table:style-name="ce5" table:formula="of:=IF([.$B$1]&gt;[.B27];[.D27];[.F27])" office:value-type="float" office:value="2.21238938053097" calcext:value-type="float">
            <text:p>2.2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50" calcext:value-type="float">
            <text:p>50</text:p>
          </table:table-cell>
          <table:table-cell table:style-name="ce6" table:formula="of:=IF([.I27]&lt;3;1000-FLOOR(1000/(3*(3-[.I27]+1)); 1; 0);FLOOR(2000/[.I27]; 1; 0))" office:value-type="float" office:value="40" calcext:value-type="float">
            <text:p>40</text:p>
          </table:table-cell>
          <table:table-cell table:style-name="ce9" table:formula="of:=[.J27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3" table:formula="of:=[.C28]*1000/([.$B$1]*2)/10" office:value-type="float" office:value="1.32743362831858" calcext:value-type="float">
            <text:p>1.3</text:p>
          </table:table-cell>
          <table:table-cell table:formula="of:=MAX(3; [.$B$1]-([.B28] - [.$B$1])*2)" office:value-type="float" office:value="187" calcext:value-type="float">
            <text:p>187</text:p>
          </table:table-cell>
          <table:table-cell table:style-name="ce3" table:formula="of:=(1000 - [.E28]*1000/([.B28]*2))/10" office:value-type="float" office:value="-23.0263157894737" calcext:value-type="float">
            <text:p>-23.0</text:p>
          </table:table-cell>
          <table:table-cell table:style-name="ce5" table:formula="of:=IF([.$B$1]&gt;[.B28];[.D28];[.F28])" office:value-type="float" office:value="1.32743362831858" calcext:value-type="float">
            <text:p>1.3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50" calcext:value-type="float">
            <text:p>50</text:p>
          </table:table-cell>
          <table:table-cell table:style-name="ce6" table:formula="of:=IF([.I28]&lt;3;1000-FLOOR(1000/(3*(3-[.I28]+1)); 1; 0);FLOOR(2000/[.I28]; 1; 0))" office:value-type="float" office:value="40" calcext:value-type="float">
            <text:p>40</text:p>
          </table:table-cell>
          <table:table-cell table:style-name="ce9" table:formula="of:=[.J28]/1000" office:value-type="percentage" office:value="0.04" calcext:value-type="percentage">
            <text:p>4.0%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3" table:formula="of:=[.C29]*1000/([.$B$1]*2)/10" office:value-type="float" office:value="1.32743362831858" calcext:value-type="float">
            <text:p>1.3</text:p>
          </table:table-cell>
          <table:table-cell table:formula="of:=MAX(3; [.$B$1]-([.B29] - [.$B$1])*2)" office:value-type="float" office:value="189" calcext:value-type="float">
            <text:p>189</text:p>
          </table:table-cell>
          <table:table-cell table:style-name="ce3" table:formula="of:=(1000 - [.E29]*1000/([.B29]*2))/10" office:value-type="float" office:value="-26" calcext:value-type="float">
            <text:p>-26.0</text:p>
          </table:table-cell>
          <table:table-cell table:style-name="ce5" table:formula="of:=IF([.$B$1]&gt;[.B29];[.D29];[.F29])" office:value-type="float" office:value="1.32743362831858" calcext:value-type="float">
            <text:p>1.3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51" calcext:value-type="float">
            <text:p>51</text:p>
          </table:table-cell>
          <table:table-cell table:style-name="ce6" table:formula="of:=IF([.I29]&lt;3;1000-FLOOR(1000/(3*(3-[.I29]+1)); 1; 0);FLOOR(2000/[.I29]; 1; 0))" office:value-type="float" office:value="39" calcext:value-type="float">
            <text:p>39</text:p>
          </table:table-cell>
          <table:table-cell table:style-name="ce9" table:formula="of:=[.J29]/1000" office:value-type="percentage" office:value="0.039" calcext:value-type="percentage">
            <text:p>3.9%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3" table:formula="of:=[.C30]*1000/([.$B$1]*2)/10" office:value-type="float" office:value="1.32743362831858" calcext:value-type="float">
            <text:p>1.3</text:p>
          </table:table-cell>
          <table:table-cell table:formula="of:=MAX(3; [.$B$1]-([.B30] - [.$B$1])*2)" office:value-type="float" office:value="191" calcext:value-type="float">
            <text:p>191</text:p>
          </table:table-cell>
          <table:table-cell table:style-name="ce3" table:formula="of:=(1000 - [.E30]*1000/([.B30]*2))/10" office:value-type="float" office:value="-29.0540540540541" calcext:value-type="float">
            <text:p>-29.1</text:p>
          </table:table-cell>
          <table:table-cell table:style-name="ce5" table:formula="of:=IF([.$B$1]&gt;[.B30];[.D30];[.F30])" office:value-type="float" office:value="1.32743362831858" calcext:value-type="float">
            <text:p>1.3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51" calcext:value-type="float">
            <text:p>51</text:p>
          </table:table-cell>
          <table:table-cell table:style-name="ce6" table:formula="of:=IF([.I30]&lt;3;1000-FLOOR(1000/(3*(3-[.I30]+1)); 1; 0);FLOOR(2000/[.I30]; 1; 0))" office:value-type="float" office:value="39" calcext:value-type="float">
            <text:p>39</text:p>
          </table:table-cell>
          <table:table-cell table:style-name="ce9" table:formula="of:=[.J30]/1000" office:value-type="percentage" office:value="0.039" calcext:value-type="percentage">
            <text:p>3.9%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3" table:formula="of:=[.C31]*1000/([.$B$1]*2)/10" office:value-type="float" office:value="1.32743362831858" calcext:value-type="float">
            <text:p>1.3</text:p>
          </table:table-cell>
          <table:table-cell table:formula="of:=MAX(3; [.$B$1]-([.B31] - [.$B$1])*2)" office:value-type="float" office:value="193" calcext:value-type="float">
            <text:p>193</text:p>
          </table:table-cell>
          <table:table-cell table:style-name="ce3" table:formula="of:=(1000 - [.E31]*1000/([.B31]*2))/10" office:value-type="float" office:value="-32.1917808219178" calcext:value-type="float">
            <text:p>-32.2</text:p>
          </table:table-cell>
          <table:table-cell table:style-name="ce5" table:formula="of:=IF([.$B$1]&gt;[.B31];[.D31];[.F31])" office:value-type="float" office:value="1.32743362831858" calcext:value-type="float">
            <text:p>1.3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52" calcext:value-type="float">
            <text:p>52</text:p>
          </table:table-cell>
          <table:table-cell table:style-name="ce6" table:formula="of:=IF([.I31]&lt;3;1000-FLOOR(1000/(3*(3-[.I31]+1)); 1; 0);FLOOR(2000/[.I31]; 1; 0))" office:value-type="float" office:value="38" calcext:value-type="float">
            <text:p>38</text:p>
          </table:table-cell>
          <table:table-cell table:style-name="ce9" table:formula="of:=[.J31]/1000" office:value-type="percentage" office:value="0.038" calcext:value-type="percentage">
            <text:p>3.8%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3" table:formula="of:=[.C32]*1000/([.$B$1]*2)/10" office:value-type="float" office:value="1.32743362831858" calcext:value-type="float">
            <text:p>1.3</text:p>
          </table:table-cell>
          <table:table-cell table:formula="of:=MAX(3; [.$B$1]-([.B32] - [.$B$1])*2)" office:value-type="float" office:value="195" calcext:value-type="float">
            <text:p>195</text:p>
          </table:table-cell>
          <table:table-cell table:style-name="ce3" table:formula="of:=(1000 - [.E32]*1000/([.B32]*2))/10" office:value-type="float" office:value="-35.4166666666667" calcext:value-type="float">
            <text:p>-35.4</text:p>
          </table:table-cell>
          <table:table-cell table:style-name="ce5" table:formula="of:=IF([.$B$1]&gt;[.B32];[.D32];[.F32])" office:value-type="float" office:value="1.32743362831858" calcext:value-type="float">
            <text:p>1.3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52" calcext:value-type="float">
            <text:p>52</text:p>
          </table:table-cell>
          <table:table-cell table:style-name="ce6" table:formula="of:=IF([.I32]&lt;3;1000-FLOOR(1000/(3*(3-[.I32]+1)); 1; 0);FLOOR(2000/[.I32]; 1; 0))" office:value-type="float" office:value="38" calcext:value-type="float">
            <text:p>38</text:p>
          </table:table-cell>
          <table:table-cell table:style-name="ce9" table:formula="of:=[.J32]/1000" office:value-type="percentage" office:value="0.038" calcext:value-type="percentage">
            <text:p>3.8%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3" table:formula="of:=[.C33]*1000/([.$B$1]*2)/10" office:value-type="float" office:value="1.32743362831858" calcext:value-type="float">
            <text:p>1.3</text:p>
          </table:table-cell>
          <table:table-cell table:formula="of:=MAX(3; [.$B$1]-([.B33] - [.$B$1])*2)" office:value-type="float" office:value="197" calcext:value-type="float">
            <text:p>197</text:p>
          </table:table-cell>
          <table:table-cell table:style-name="ce3" table:formula="of:=(1000 - [.E33]*1000/([.B33]*2))/10" office:value-type="float" office:value="-38.7323943661972" calcext:value-type="float">
            <text:p>-38.7</text:p>
          </table:table-cell>
          <table:table-cell table:style-name="ce5" table:formula="of:=IF([.$B$1]&gt;[.B33];[.D33];[.F33])" office:value-type="float" office:value="1.32743362831858" calcext:value-type="float">
            <text:p>1.3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53" calcext:value-type="float">
            <text:p>53</text:p>
          </table:table-cell>
          <table:table-cell table:style-name="ce6" table:formula="of:=IF([.I33]&lt;3;1000-FLOOR(1000/(3*(3-[.I33]+1)); 1; 0);FLOOR(2000/[.I33]; 1; 0))" office:value-type="float" office:value="37" calcext:value-type="float">
            <text:p>37</text:p>
          </table:table-cell>
          <table:table-cell table:style-name="ce9" table:formula="of:=[.J33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3" table:formula="of:=[.C34]*1000/([.$B$1]*2)/10" office:value-type="float" office:value="1.32743362831858" calcext:value-type="float">
            <text:p>1.3</text:p>
          </table:table-cell>
          <table:table-cell table:formula="of:=MAX(3; [.$B$1]-([.B34] - [.$B$1])*2)" office:value-type="float" office:value="199" calcext:value-type="float">
            <text:p>199</text:p>
          </table:table-cell>
          <table:table-cell table:style-name="ce3" table:formula="of:=(1000 - [.E34]*1000/([.B34]*2))/10" office:value-type="float" office:value="-42.1428571428571" calcext:value-type="float">
            <text:p>-42.1</text:p>
          </table:table-cell>
          <table:table-cell table:style-name="ce5" table:formula="of:=IF([.$B$1]&gt;[.B34];[.D34];[.F34])" office:value-type="float" office:value="1.32743362831858" calcext:value-type="float">
            <text:p>1.3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53" calcext:value-type="float">
            <text:p>53</text:p>
          </table:table-cell>
          <table:table-cell table:style-name="ce6" table:formula="of:=IF([.I34]&lt;3;1000-FLOOR(1000/(3*(3-[.I34]+1)); 1; 0);FLOOR(2000/[.I34]; 1; 0))" office:value-type="float" office:value="37" calcext:value-type="float">
            <text:p>37</text:p>
          </table:table-cell>
          <table:table-cell table:style-name="ce9" table:formula="of:=[.J34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3" table:formula="of:=[.C35]*1000/([.$B$1]*2)/10" office:value-type="float" office:value="1.32743362831858" calcext:value-type="float">
            <text:p>1.3</text:p>
          </table:table-cell>
          <table:table-cell table:formula="of:=MAX(3; [.$B$1]-([.B35] - [.$B$1])*2)" office:value-type="float" office:value="201" calcext:value-type="float">
            <text:p>201</text:p>
          </table:table-cell>
          <table:table-cell table:style-name="ce3" table:formula="of:=(1000 - [.E35]*1000/([.B35]*2))/10" office:value-type="float" office:value="-45.6521739130435" calcext:value-type="float">
            <text:p>-45.7</text:p>
          </table:table-cell>
          <table:table-cell table:style-name="ce5" table:formula="of:=IF([.$B$1]&gt;[.B35];[.D35];[.F35])" office:value-type="float" office:value="1.32743362831858" calcext:value-type="float">
            <text:p>1.3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54" calcext:value-type="float">
            <text:p>54</text:p>
          </table:table-cell>
          <table:table-cell table:style-name="ce6" table:formula="of:=IF([.I35]&lt;3;1000-FLOOR(1000/(3*(3-[.I35]+1)); 1; 0);FLOOR(2000/[.I35]; 1; 0))" office:value-type="float" office:value="37" calcext:value-type="float">
            <text:p>37</text:p>
          </table:table-cell>
          <table:table-cell table:style-name="ce9" table:formula="of:=[.J35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3" table:formula="of:=[.C36]*1000/([.$B$1]*2)/10" office:value-type="float" office:value="1.32743362831858" calcext:value-type="float">
            <text:p>1.3</text:p>
          </table:table-cell>
          <table:table-cell table:formula="of:=MAX(3; [.$B$1]-([.B36] - [.$B$1])*2)" office:value-type="float" office:value="203" calcext:value-type="float">
            <text:p>203</text:p>
          </table:table-cell>
          <table:table-cell table:style-name="ce3" table:formula="of:=(1000 - [.E36]*1000/([.B36]*2))/10" office:value-type="float" office:value="-49.264705882353" calcext:value-type="float">
            <text:p>-49.3</text:p>
          </table:table-cell>
          <table:table-cell table:style-name="ce5" table:formula="of:=IF([.$B$1]&gt;[.B36];[.D36];[.F36])" office:value-type="float" office:value="1.32743362831858" calcext:value-type="float">
            <text:p>1.3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54" calcext:value-type="float">
            <text:p>54</text:p>
          </table:table-cell>
          <table:table-cell table:style-name="ce6" table:formula="of:=IF([.I36]&lt;3;1000-FLOOR(1000/(3*(3-[.I36]+1)); 1; 0);FLOOR(2000/[.I36]; 1; 0))" office:value-type="float" office:value="37" calcext:value-type="float">
            <text:p>37</text:p>
          </table:table-cell>
          <table:table-cell table:style-name="ce9" table:formula="of:=[.J36]/1000" office:value-type="percentage" office:value="0.037" calcext:value-type="percentage">
            <text:p>3.7%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3" table:formula="of:=[.C37]*1000/([.$B$1]*2)/10" office:value-type="float" office:value="1.32743362831858" calcext:value-type="float">
            <text:p>1.3</text:p>
          </table:table-cell>
          <table:table-cell table:formula="of:=MAX(3; [.$B$1]-([.B37] - [.$B$1])*2)" office:value-type="float" office:value="205" calcext:value-type="float">
            <text:p>205</text:p>
          </table:table-cell>
          <table:table-cell table:style-name="ce3" table:formula="of:=(1000 - [.E37]*1000/([.B37]*2))/10" office:value-type="float" office:value="-52.9850746268657" calcext:value-type="float">
            <text:p>-53.0</text:p>
          </table:table-cell>
          <table:table-cell table:style-name="ce5" table:formula="of:=IF([.$B$1]&gt;[.B37];[.D37];[.F37])" office:value-type="float" office:value="1.32743362831858" calcext:value-type="float">
            <text:p>1.3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55" calcext:value-type="float">
            <text:p>55</text:p>
          </table:table-cell>
          <table:table-cell table:style-name="ce6" table:formula="of:=IF([.I37]&lt;3;1000-FLOOR(1000/(3*(3-[.I37]+1)); 1; 0);FLOOR(2000/[.I37]; 1; 0))" office:value-type="float" office:value="36" calcext:value-type="float">
            <text:p>36</text:p>
          </table:table-cell>
          <table:table-cell table:style-name="ce9" table:formula="of:=[.J37]/1000" office:value-type="percentage" office:value="0.036" calcext:value-type="percentage">
            <text:p>3.6%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3" table:formula="of:=[.C38]*1000/([.$B$1]*2)/10" office:value-type="float" office:value="1.32743362831858" calcext:value-type="float">
            <text:p>1.3</text:p>
          </table:table-cell>
          <table:table-cell table:formula="of:=MAX(3; [.$B$1]-([.B38] - [.$B$1])*2)" office:value-type="float" office:value="207" calcext:value-type="float">
            <text:p>207</text:p>
          </table:table-cell>
          <table:table-cell table:style-name="ce3" table:formula="of:=(1000 - [.E38]*1000/([.B38]*2))/10" office:value-type="float" office:value="-56.8181818181818" calcext:value-type="float">
            <text:p>-56.8</text:p>
          </table:table-cell>
          <table:table-cell table:style-name="ce5" table:formula="of:=IF([.$B$1]&gt;[.B38];[.D38];[.F38])" office:value-type="float" office:value="1.32743362831858" calcext:value-type="float">
            <text:p>1.3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55" calcext:value-type="float">
            <text:p>55</text:p>
          </table:table-cell>
          <table:table-cell table:style-name="ce6" table:formula="of:=IF([.I38]&lt;3;1000-FLOOR(1000/(3*(3-[.I38]+1)); 1; 0);FLOOR(2000/[.I38]; 1; 0))" office:value-type="float" office:value="36" calcext:value-type="float">
            <text:p>36</text:p>
          </table:table-cell>
          <table:table-cell table:style-name="ce9" table:formula="of:=[.J38]/1000" office:value-type="percentage" office:value="0.036" calcext:value-type="percentage">
            <text:p>3.6%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3" table:formula="of:=[.C39]*1000/([.$B$1]*2)/10" office:value-type="float" office:value="1.32743362831858" calcext:value-type="float">
            <text:p>1.3</text:p>
          </table:table-cell>
          <table:table-cell table:formula="of:=MAX(3; [.$B$1]-([.B39] - [.$B$1])*2)" office:value-type="float" office:value="209" calcext:value-type="float">
            <text:p>209</text:p>
          </table:table-cell>
          <table:table-cell table:style-name="ce3" table:formula="of:=(1000 - [.E39]*1000/([.B39]*2))/10" office:value-type="float" office:value="-60.7692307692308" calcext:value-type="float">
            <text:p>-60.8</text:p>
          </table:table-cell>
          <table:table-cell table:style-name="ce5" table:formula="of:=IF([.$B$1]&gt;[.B39];[.D39];[.F39])" office:value-type="float" office:value="1.32743362831858" calcext:value-type="float">
            <text:p>1.3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56" calcext:value-type="float">
            <text:p>56</text:p>
          </table:table-cell>
          <table:table-cell table:style-name="ce6" table:formula="of:=IF([.I39]&lt;3;1000-FLOOR(1000/(3*(3-[.I39]+1)); 1; 0);FLOOR(2000/[.I39]; 1; 0))" office:value-type="float" office:value="35" calcext:value-type="float">
            <text:p>35</text:p>
          </table:table-cell>
          <table:table-cell table:style-name="ce9" table:formula="of:=[.J39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3" table:formula="of:=[.C40]*1000/([.$B$1]*2)/10" office:value-type="float" office:value="1.32743362831858" calcext:value-type="float">
            <text:p>1.3</text:p>
          </table:table-cell>
          <table:table-cell table:formula="of:=MAX(3; [.$B$1]-([.B40] - [.$B$1])*2)" office:value-type="float" office:value="211" calcext:value-type="float">
            <text:p>211</text:p>
          </table:table-cell>
          <table:table-cell table:style-name="ce3" table:formula="of:=(1000 - [.E40]*1000/([.B40]*2))/10" office:value-type="float" office:value="-64.84375" calcext:value-type="float">
            <text:p>-64.8</text:p>
          </table:table-cell>
          <table:table-cell table:style-name="ce5" table:formula="of:=IF([.$B$1]&gt;[.B40];[.D40];[.F40])" office:value-type="float" office:value="1.32743362831858" calcext:value-type="float">
            <text:p>1.3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56" calcext:value-type="float">
            <text:p>56</text:p>
          </table:table-cell>
          <table:table-cell table:style-name="ce6" table:formula="of:=IF([.I40]&lt;3;1000-FLOOR(1000/(3*(3-[.I40]+1)); 1; 0);FLOOR(2000/[.I40]; 1; 0))" office:value-type="float" office:value="35" calcext:value-type="float">
            <text:p>35</text:p>
          </table:table-cell>
          <table:table-cell table:style-name="ce9" table:formula="of:=[.J40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3" table:formula="of:=[.C41]*1000/([.$B$1]*2)/10" office:value-type="float" office:value="1.32743362831858" calcext:value-type="float">
            <text:p>1.3</text:p>
          </table:table-cell>
          <table:table-cell table:formula="of:=MAX(3; [.$B$1]-([.B41] - [.$B$1])*2)" office:value-type="float" office:value="213" calcext:value-type="float">
            <text:p>213</text:p>
          </table:table-cell>
          <table:table-cell table:style-name="ce3" table:formula="of:=(1000 - [.E41]*1000/([.B41]*2))/10" office:value-type="float" office:value="-69.047619047619" calcext:value-type="float">
            <text:p>-69.0</text:p>
          </table:table-cell>
          <table:table-cell table:style-name="ce5" table:formula="of:=IF([.$B$1]&gt;[.B41];[.D41];[.F41])" office:value-type="float" office:value="1.32743362831858" calcext:value-type="float">
            <text:p>1.3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57" calcext:value-type="float">
            <text:p>57</text:p>
          </table:table-cell>
          <table:table-cell table:style-name="ce6" table:formula="of:=IF([.I41]&lt;3;1000-FLOOR(1000/(3*(3-[.I41]+1)); 1; 0);FLOOR(2000/[.I41]; 1; 0))" office:value-type="float" office:value="35" calcext:value-type="float">
            <text:p>35</text:p>
          </table:table-cell>
          <table:table-cell table:style-name="ce9" table:formula="of:=[.J41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3" table:formula="of:=[.C42]*1000/([.$B$1]*2)/10" office:value-type="float" office:value="1.32743362831858" calcext:value-type="float">
            <text:p>1.3</text:p>
          </table:table-cell>
          <table:table-cell table:formula="of:=MAX(3; [.$B$1]-([.B42] - [.$B$1])*2)" office:value-type="float" office:value="215" calcext:value-type="float">
            <text:p>215</text:p>
          </table:table-cell>
          <table:table-cell table:style-name="ce3" table:formula="of:=(1000 - [.E42]*1000/([.B42]*2))/10" office:value-type="float" office:value="-73.3870967741935" calcext:value-type="float">
            <text:p>-73.4</text:p>
          </table:table-cell>
          <table:table-cell table:style-name="ce5" table:formula="of:=IF([.$B$1]&gt;[.B42];[.D42];[.F42])" office:value-type="float" office:value="1.32743362831858" calcext:value-type="float">
            <text:p>1.3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57" calcext:value-type="float">
            <text:p>57</text:p>
          </table:table-cell>
          <table:table-cell table:style-name="ce6" table:formula="of:=IF([.I42]&lt;3;1000-FLOOR(1000/(3*(3-[.I42]+1)); 1; 0);FLOOR(2000/[.I42]; 1; 0))" office:value-type="float" office:value="35" calcext:value-type="float">
            <text:p>35</text:p>
          </table:table-cell>
          <table:table-cell table:style-name="ce9" table:formula="of:=[.J42]/1000" office:value-type="percentage" office:value="0.035" calcext:value-type="percentage">
            <text:p>3.5%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3" table:formula="of:=[.C43]*1000/([.$B$1]*2)/10" office:value-type="float" office:value="1.32743362831858" calcext:value-type="float">
            <text:p>1.3</text:p>
          </table:table-cell>
          <table:table-cell table:formula="of:=MAX(3; [.$B$1]-([.B43] - [.$B$1])*2)" office:value-type="float" office:value="217" calcext:value-type="float">
            <text:p>217</text:p>
          </table:table-cell>
          <table:table-cell table:style-name="ce3" table:formula="of:=(1000 - [.E43]*1000/([.B43]*2))/10" office:value-type="float" office:value="-77.8688524590164" calcext:value-type="float">
            <text:p>-77.9</text:p>
          </table:table-cell>
          <table:table-cell table:style-name="ce5" table:formula="of:=IF([.$B$1]&gt;[.B43];[.D43];[.F43])" office:value-type="float" office:value="1.32743362831858" calcext:value-type="float">
            <text:p>1.3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58" calcext:value-type="float">
            <text:p>58</text:p>
          </table:table-cell>
          <table:table-cell table:style-name="ce6" table:formula="of:=IF([.I43]&lt;3;1000-FLOOR(1000/(3*(3-[.I43]+1)); 1; 0);FLOOR(2000/[.I43]; 1; 0))" office:value-type="float" office:value="34" calcext:value-type="float">
            <text:p>34</text:p>
          </table:table-cell>
          <table:table-cell table:style-name="ce9" table:formula="of:=[.J43]/1000" office:value-type="percentage" office:value="0.034" calcext:value-type="percentage">
            <text:p>3.4%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32743362831858" calcext:value-type="float">
            <text:p>1.3</text:p>
          </table:table-cell>
          <table:table-cell table:formula="of:=MAX(3; [.$B$1]-([.B44] - [.$B$1])*2)" office:value-type="float" office:value="219" calcext:value-type="float">
            <text:p>219</text:p>
          </table:table-cell>
          <table:table-cell table:style-name="ce3" table:formula="of:=(1000 - [.E44]*1000/([.B44]*2))/10" office:value-type="float" office:value="-82.5" calcext:value-type="float">
            <text:p>-82.5</text:p>
          </table:table-cell>
          <table:table-cell table:style-name="ce5" table:formula="of:=IF([.$B$1]&gt;[.B44];[.D44];[.F44])" office:value-type="float" office:value="1.32743362831858" calcext:value-type="float">
            <text:p>1.3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58" calcext:value-type="float">
            <text:p>58</text:p>
          </table:table-cell>
          <table:table-cell table:style-name="ce6" table:formula="of:=IF([.I44]&lt;3;1000-FLOOR(1000/(3*(3-[.I44]+1)); 1; 0);FLOOR(2000/[.I44]; 1; 0))" office:value-type="float" office:value="34" calcext:value-type="float">
            <text:p>34</text:p>
          </table:table-cell>
          <table:table-cell table:style-name="ce9" table:formula="of:=[.J44]/1000" office:value-type="percentage" office:value="0.034" calcext:value-type="percentage">
            <text:p>3.4%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32743362831858" calcext:value-type="float">
            <text:p>1.3</text:p>
          </table:table-cell>
          <table:table-cell table:formula="of:=MAX(3; [.$B$1]-([.B45] - [.$B$1])*2)" office:value-type="float" office:value="221" calcext:value-type="float">
            <text:p>221</text:p>
          </table:table-cell>
          <table:table-cell table:style-name="ce3" table:formula="of:=(1000 - [.E45]*1000/([.B45]*2))/10" office:value-type="float" office:value="-87.2881355932203" calcext:value-type="float">
            <text:p>-87.3</text:p>
          </table:table-cell>
          <table:table-cell table:style-name="ce5" table:formula="of:=IF([.$B$1]&gt;[.B45];[.D45];[.F45])" office:value-type="float" office:value="1.32743362831858" calcext:value-type="float">
            <text:p>1.3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59" calcext:value-type="float">
            <text:p>59</text:p>
          </table:table-cell>
          <table:table-cell table:style-name="ce6" table:formula="of:=IF([.I45]&lt;3;1000-FLOOR(1000/(3*(3-[.I45]+1)); 1; 0);FLOOR(2000/[.I45]; 1; 0))" office:value-type="float" office:value="33" calcext:value-type="float">
            <text:p>33</text:p>
          </table:table-cell>
          <table:table-cell table:style-name="ce9" table:formula="of:=[.J45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32743362831858" calcext:value-type="float">
            <text:p>1.3</text:p>
          </table:table-cell>
          <table:table-cell table:formula="of:=MAX(3; [.$B$1]-([.B46] - [.$B$1])*2)" office:value-type="float" office:value="223" calcext:value-type="float">
            <text:p>223</text:p>
          </table:table-cell>
          <table:table-cell table:style-name="ce3" table:formula="of:=(1000 - [.E46]*1000/([.B46]*2))/10" office:value-type="float" office:value="-92.2413793103448" calcext:value-type="float">
            <text:p>-92.2</text:p>
          </table:table-cell>
          <table:table-cell table:style-name="ce5" table:formula="of:=IF([.$B$1]&gt;[.B46];[.D46];[.F46])" office:value-type="float" office:value="1.32743362831858" calcext:value-type="float">
            <text:p>1.3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59" calcext:value-type="float">
            <text:p>59</text:p>
          </table:table-cell>
          <table:table-cell table:style-name="ce6" table:formula="of:=IF([.I46]&lt;3;1000-FLOOR(1000/(3*(3-[.I46]+1)); 1; 0);FLOOR(2000/[.I46]; 1; 0))" office:value-type="float" office:value="33" calcext:value-type="float">
            <text:p>33</text:p>
          </table:table-cell>
          <table:table-cell table:style-name="ce9" table:formula="of:=[.J46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32743362831858" calcext:value-type="float">
            <text:p>1.3</text:p>
          </table:table-cell>
          <table:table-cell table:formula="of:=MAX(3; [.$B$1]-([.B47] - [.$B$1])*2)" office:value-type="float" office:value="225" calcext:value-type="float">
            <text:p>225</text:p>
          </table:table-cell>
          <table:table-cell table:style-name="ce3" table:formula="of:=(1000 - [.E47]*1000/([.B47]*2))/10" office:value-type="float" office:value="-97.3684210526316" calcext:value-type="float">
            <text:p>-97.4</text:p>
          </table:table-cell>
          <table:table-cell table:style-name="ce5" table:formula="of:=IF([.$B$1]&gt;[.B47];[.D47];[.F47])" office:value-type="float" office:value="1.32743362831858" calcext:value-type="float">
            <text:p>1.3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60" calcext:value-type="float">
            <text:p>60</text:p>
          </table:table-cell>
          <table:table-cell table:style-name="ce6" table:formula="of:=IF([.I47]&lt;3;1000-FLOOR(1000/(3*(3-[.I47]+1)); 1; 0);FLOOR(2000/[.I47]; 1; 0))" office:value-type="float" office:value="33" calcext:value-type="float">
            <text:p>33</text:p>
          </table:table-cell>
          <table:table-cell table:style-name="ce9" table:formula="of:=[.J47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32743362831858" calcext:value-type="float">
            <text:p>1.3</text:p>
          </table:table-cell>
          <table:table-cell table:formula="of:=MAX(3; [.$B$1]-([.B48] - [.$B$1])*2)" office:value-type="float" office:value="227" calcext:value-type="float">
            <text:p>227</text:p>
          </table:table-cell>
          <table:table-cell table:style-name="ce3" table:formula="of:=(1000 - [.E48]*1000/([.B48]*2))/10" office:value-type="float" office:value="-102.678571428571" calcext:value-type="float">
            <text:p>-102.7</text:p>
          </table:table-cell>
          <table:table-cell table:style-name="ce5" table:formula="of:=IF([.$B$1]&gt;[.B48];[.D48];[.F48])" office:value-type="float" office:value="1.32743362831858" calcext:value-type="float">
            <text:p>1.3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60" calcext:value-type="float">
            <text:p>60</text:p>
          </table:table-cell>
          <table:table-cell table:style-name="ce6" table:formula="of:=IF([.I48]&lt;3;1000-FLOOR(1000/(3*(3-[.I48]+1)); 1; 0);FLOOR(2000/[.I48]; 1; 0))" office:value-type="float" office:value="33" calcext:value-type="float">
            <text:p>33</text:p>
          </table:table-cell>
          <table:table-cell table:style-name="ce9" table:formula="of:=[.J48]/1000" office:value-type="percentage" office:value="0.033" calcext:value-type="percentage">
            <text:p>3.3%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32743362831858" calcext:value-type="float">
            <text:p>1.3</text:p>
          </table:table-cell>
          <table:table-cell table:formula="of:=MAX(3; [.$B$1]-([.B49] - [.$B$1])*2)" office:value-type="float" office:value="229" calcext:value-type="float">
            <text:p>229</text:p>
          </table:table-cell>
          <table:table-cell table:style-name="ce3" table:formula="of:=(1000 - [.E49]*1000/([.B49]*2))/10" office:value-type="float" office:value="-108.181818181818" calcext:value-type="float">
            <text:p>-108.2</text:p>
          </table:table-cell>
          <table:table-cell table:style-name="ce5" table:formula="of:=IF([.$B$1]&gt;[.B49];[.D49];[.F49])" office:value-type="float" office:value="1.32743362831858" calcext:value-type="float">
            <text:p>1.3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61" calcext:value-type="float">
            <text:p>61</text:p>
          </table:table-cell>
          <table:table-cell table:style-name="ce6" table:formula="of:=IF([.I49]&lt;3;1000-FLOOR(1000/(3*(3-[.I49]+1)); 1; 0);FLOOR(2000/[.I49]; 1; 0))" office:value-type="float" office:value="32" calcext:value-type="float">
            <text:p>32</text:p>
          </table:table-cell>
          <table:table-cell table:style-name="ce9" table:formula="of:=[.J49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32743362831858" calcext:value-type="float">
            <text:p>1.3</text:p>
          </table:table-cell>
          <table:table-cell table:formula="of:=MAX(3; [.$B$1]-([.B50] - [.$B$1])*2)" office:value-type="float" office:value="231" calcext:value-type="float">
            <text:p>231</text:p>
          </table:table-cell>
          <table:table-cell table:style-name="ce3" table:formula="of:=(1000 - [.E50]*1000/([.B50]*2))/10" office:value-type="float" office:value="-113.888888888889" calcext:value-type="float">
            <text:p>-113.9</text:p>
          </table:table-cell>
          <table:table-cell table:style-name="ce5" table:formula="of:=IF([.$B$1]&gt;[.B50];[.D50];[.F50])" office:value-type="float" office:value="1.32743362831858" calcext:value-type="float">
            <text:p>1.3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61" calcext:value-type="float">
            <text:p>61</text:p>
          </table:table-cell>
          <table:table-cell table:style-name="ce6" table:formula="of:=IF([.I50]&lt;3;1000-FLOOR(1000/(3*(3-[.I50]+1)); 1; 0);FLOOR(2000/[.I50]; 1; 0))" office:value-type="float" office:value="32" calcext:value-type="float">
            <text:p>32</text:p>
          </table:table-cell>
          <table:table-cell table:style-name="ce9" table:formula="of:=[.J50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32743362831858" calcext:value-type="float">
            <text:p>1.3</text:p>
          </table:table-cell>
          <table:table-cell table:formula="of:=MAX(3; [.$B$1]-([.B51] - [.$B$1])*2)" office:value-type="float" office:value="233" calcext:value-type="float">
            <text:p>233</text:p>
          </table:table-cell>
          <table:table-cell table:style-name="ce3" table:formula="of:=(1000 - [.E51]*1000/([.B51]*2))/10" office:value-type="float" office:value="-119.811320754717" calcext:value-type="float">
            <text:p>-119.8</text:p>
          </table:table-cell>
          <table:table-cell table:style-name="ce5" table:formula="of:=IF([.$B$1]&gt;[.B51];[.D51];[.F51])" office:value-type="float" office:value="1.32743362831858" calcext:value-type="float">
            <text:p>1.3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62" calcext:value-type="float">
            <text:p>62</text:p>
          </table:table-cell>
          <table:table-cell table:style-name="ce6" table:formula="of:=IF([.I51]&lt;3;1000-FLOOR(1000/(3*(3-[.I51]+1)); 1; 0);FLOOR(2000/[.I51]; 1; 0))" office:value-type="float" office:value="32" calcext:value-type="float">
            <text:p>32</text:p>
          </table:table-cell>
          <table:table-cell table:style-name="ce9" table:formula="of:=[.J51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32743362831858" calcext:value-type="float">
            <text:p>1.3</text:p>
          </table:table-cell>
          <table:table-cell table:formula="of:=MAX(3; [.$B$1]-([.B52] - [.$B$1])*2)" office:value-type="float" office:value="235" calcext:value-type="float">
            <text:p>235</text:p>
          </table:table-cell>
          <table:table-cell table:style-name="ce3" table:formula="of:=(1000 - [.E52]*1000/([.B52]*2))/10" office:value-type="float" office:value="-125.961538461538" calcext:value-type="float">
            <text:p>-126.0</text:p>
          </table:table-cell>
          <table:table-cell table:style-name="ce5" table:formula="of:=IF([.$B$1]&gt;[.B52];[.D52];[.F52])" office:value-type="float" office:value="1.32743362831858" calcext:value-type="float">
            <text:p>1.3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62" calcext:value-type="float">
            <text:p>62</text:p>
          </table:table-cell>
          <table:table-cell table:style-name="ce6" table:formula="of:=IF([.I52]&lt;3;1000-FLOOR(1000/(3*(3-[.I52]+1)); 1; 0);FLOOR(2000/[.I52]; 1; 0))" office:value-type="float" office:value="32" calcext:value-type="float">
            <text:p>32</text:p>
          </table:table-cell>
          <table:table-cell table:style-name="ce9" table:formula="of:=[.J52]/1000" office:value-type="percentage" office:value="0.032" calcext:value-type="percentage">
            <text:p>3.2%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32743362831858" calcext:value-type="float">
            <text:p>1.3</text:p>
          </table:table-cell>
          <table:table-cell table:formula="of:=MAX(3; [.$B$1]-([.B53] - [.$B$1])*2)" office:value-type="float" office:value="237" calcext:value-type="float">
            <text:p>237</text:p>
          </table:table-cell>
          <table:table-cell table:style-name="ce3" table:formula="of:=(1000 - [.E53]*1000/([.B53]*2))/10" office:value-type="float" office:value="-132.352941176471" calcext:value-type="float">
            <text:p>-132.4</text:p>
          </table:table-cell>
          <table:table-cell table:style-name="ce5" table:formula="of:=IF([.$B$1]&gt;[.B53];[.D53];[.F53])" office:value-type="float" office:value="1.32743362831858" calcext:value-type="float">
            <text:p>1.3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63" calcext:value-type="float">
            <text:p>63</text:p>
          </table:table-cell>
          <table:table-cell table:style-name="ce6" table:formula="of:=IF([.I53]&lt;3;1000-FLOOR(1000/(3*(3-[.I53]+1)); 1; 0);FLOOR(2000/[.I53]; 1; 0))" office:value-type="float" office:value="31" calcext:value-type="float">
            <text:p>31</text:p>
          </table:table-cell>
          <table:table-cell table:style-name="ce9" table:formula="of:=[.J53]/1000" office:value-type="percentage" office:value="0.031" calcext:value-type="percentage">
            <text:p>3.1%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32743362831858" calcext:value-type="float">
            <text:p>1.3</text:p>
          </table:table-cell>
          <table:table-cell table:formula="of:=MAX(3; [.$B$1]-([.B54] - [.$B$1])*2)" office:value-type="float" office:value="239" calcext:value-type="float">
            <text:p>239</text:p>
          </table:table-cell>
          <table:table-cell table:style-name="ce3" table:formula="of:=(1000 - [.E54]*1000/([.B54]*2))/10" office:value-type="float" office:value="-139" calcext:value-type="float">
            <text:p>-139.0</text:p>
          </table:table-cell>
          <table:table-cell table:style-name="ce5" table:formula="of:=IF([.$B$1]&gt;[.B54];[.D54];[.F54])" office:value-type="float" office:value="1.32743362831858" calcext:value-type="float">
            <text:p>1.3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63" calcext:value-type="float">
            <text:p>63</text:p>
          </table:table-cell>
          <table:table-cell table:style-name="ce6" table:formula="of:=IF([.I54]&lt;3;1000-FLOOR(1000/(3*(3-[.I54]+1)); 1; 0);FLOOR(2000/[.I54]; 1; 0))" office:value-type="float" office:value="31" calcext:value-type="float">
            <text:p>31</text:p>
          </table:table-cell>
          <table:table-cell table:style-name="ce9" table:formula="of:=[.J54]/1000" office:value-type="percentage" office:value="0.031" calcext:value-type="percentage">
            <text:p>3.1%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32743362831858" calcext:value-type="float">
            <text:p>1.3</text:p>
          </table:table-cell>
          <table:table-cell table:formula="of:=MAX(3; [.$B$1]-([.B55] - [.$B$1])*2)" office:value-type="float" office:value="241" calcext:value-type="float">
            <text:p>241</text:p>
          </table:table-cell>
          <table:table-cell table:style-name="ce3" table:formula="of:=(1000 - [.E55]*1000/([.B55]*2))/10" office:value-type="float" office:value="-145.918367346939" calcext:value-type="float">
            <text:p>-145.9</text:p>
          </table:table-cell>
          <table:table-cell table:style-name="ce5" table:formula="of:=IF([.$B$1]&gt;[.B55];[.D55];[.F55])" office:value-type="float" office:value="1.32743362831858" calcext:value-type="float">
            <text:p>1.3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64" calcext:value-type="float">
            <text:p>64</text:p>
          </table:table-cell>
          <table:table-cell table:style-name="ce6" table:formula="of:=IF([.I55]&lt;3;1000-FLOOR(1000/(3*(3-[.I55]+1)); 1; 0);FLOOR(2000/[.I55]; 1; 0))" office:value-type="float" office:value="31" calcext:value-type="float">
            <text:p>31</text:p>
          </table:table-cell>
          <table:table-cell table:style-name="ce9" table:formula="of:=[.J55]/1000" office:value-type="percentage" office:value="0.031" calcext:value-type="percentage">
            <text:p>3.1%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32743362831858" calcext:value-type="float">
            <text:p>1.3</text:p>
          </table:table-cell>
          <table:table-cell table:formula="of:=MAX(3; [.$B$1]-([.B56] - [.$B$1])*2)" office:value-type="float" office:value="243" calcext:value-type="float">
            <text:p>243</text:p>
          </table:table-cell>
          <table:table-cell table:style-name="ce3" table:formula="of:=(1000 - [.E56]*1000/([.B56]*2))/10" office:value-type="float" office:value="-153.125" calcext:value-type="float">
            <text:p>-153.1</text:p>
          </table:table-cell>
          <table:table-cell table:style-name="ce5" table:formula="of:=IF([.$B$1]&gt;[.B56];[.D56];[.F56])" office:value-type="float" office:value="1.32743362831858" calcext:value-type="float">
            <text:p>1.3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65" calcext:value-type="float">
            <text:p>65</text:p>
          </table:table-cell>
          <table:table-cell table:style-name="ce6" table:formula="of:=IF([.I56]&lt;3;1000-FLOOR(1000/(3*(3-[.I56]+1)); 1; 0);FLOOR(2000/[.I56]; 1; 0))" office:value-type="float" office:value="30" calcext:value-type="float">
            <text:p>30</text:p>
          </table:table-cell>
          <table:table-cell table:style-name="ce9" table:formula="of:=[.J56]/1000" office:value-type="percentage" office:value="0.03" calcext:value-type="percentage">
            <text:p>3.0%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32743362831858" calcext:value-type="float">
            <text:p>1.3</text:p>
          </table:table-cell>
          <table:table-cell table:formula="of:=MAX(3; [.$B$1]-([.B57] - [.$B$1])*2)" office:value-type="float" office:value="245" calcext:value-type="float">
            <text:p>245</text:p>
          </table:table-cell>
          <table:table-cell table:style-name="ce3" table:formula="of:=(1000 - [.E57]*1000/([.B57]*2))/10" office:value-type="float" office:value="-160.63829787234" calcext:value-type="float">
            <text:p>-160.6</text:p>
          </table:table-cell>
          <table:table-cell table:style-name="ce5" table:formula="of:=IF([.$B$1]&gt;[.B57];[.D57];[.F57])" office:value-type="float" office:value="1.32743362831858" calcext:value-type="float">
            <text:p>1.3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66" calcext:value-type="float">
            <text:p>66</text:p>
          </table:table-cell>
          <table:table-cell table:style-name="ce6" table:formula="of:=IF([.I57]&lt;3;1000-FLOOR(1000/(3*(3-[.I57]+1)); 1; 0);FLOOR(2000/[.I57]; 1; 0))" office:value-type="float" office:value="30" calcext:value-type="float">
            <text:p>30</text:p>
          </table:table-cell>
          <table:table-cell table:style-name="ce9" table:formula="of:=[.J57]/1000" office:value-type="percentage" office:value="0.03" calcext:value-type="percentage">
            <text:p>3.0%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32743362831858" calcext:value-type="float">
            <text:p>1.3</text:p>
          </table:table-cell>
          <table:table-cell table:formula="of:=MAX(3; [.$B$1]-([.B58] - [.$B$1])*2)" office:value-type="float" office:value="247" calcext:value-type="float">
            <text:p>247</text:p>
          </table:table-cell>
          <table:table-cell table:style-name="ce3" table:formula="of:=(1000 - [.E58]*1000/([.B58]*2))/10" office:value-type="float" office:value="-168.478260869565" calcext:value-type="float">
            <text:p>-168.5</text:p>
          </table:table-cell>
          <table:table-cell table:style-name="ce5" table:formula="of:=IF([.$B$1]&gt;[.B58];[.D58];[.F58])" office:value-type="float" office:value="1.32743362831858" calcext:value-type="float">
            <text:p>1.3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67" calcext:value-type="float">
            <text:p>67</text:p>
          </table:table-cell>
          <table:table-cell table:style-name="ce6" table:formula="of:=IF([.I58]&lt;3;1000-FLOOR(1000/(3*(3-[.I58]+1)); 1; 0);FLOOR(2000/[.I58]; 1; 0))" office:value-type="float" office:value="29" calcext:value-type="float">
            <text:p>29</text:p>
          </table:table-cell>
          <table:table-cell table:style-name="ce9" table:formula="of:=[.J58]/1000" office:value-type="percentage" office:value="0.029" calcext:value-type="percentage">
            <text:p>2.9%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32743362831858" calcext:value-type="float">
            <text:p>1.3</text:p>
          </table:table-cell>
          <table:table-cell table:formula="of:=MAX(3; [.$B$1]-([.B59] - [.$B$1])*2)" office:value-type="float" office:value="249" calcext:value-type="float">
            <text:p>249</text:p>
          </table:table-cell>
          <table:table-cell table:style-name="ce3" table:formula="of:=(1000 - [.E59]*1000/([.B59]*2))/10" office:value-type="float" office:value="-176.666666666667" calcext:value-type="float">
            <text:p>-176.7</text:p>
          </table:table-cell>
          <table:table-cell table:style-name="ce5" table:formula="of:=IF([.$B$1]&gt;[.B59];[.D59];[.F59])" office:value-type="float" office:value="1.32743362831858" calcext:value-type="float">
            <text:p>1.3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68" calcext:value-type="float">
            <text:p>68</text:p>
          </table:table-cell>
          <table:table-cell table:style-name="ce6" table:formula="of:=IF([.I59]&lt;3;1000-FLOOR(1000/(3*(3-[.I59]+1)); 1; 0);FLOOR(2000/[.I59]; 1; 0))" office:value-type="float" office:value="29" calcext:value-type="float">
            <text:p>29</text:p>
          </table:table-cell>
          <table:table-cell table:style-name="ce9" table:formula="of:=[.J59]/1000" office:value-type="percentage" office:value="0.029" calcext:value-type="percentage">
            <text:p>2.9%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32743362831858" calcext:value-type="float">
            <text:p>1.3</text:p>
          </table:table-cell>
          <table:table-cell table:formula="of:=MAX(3; [.$B$1]-([.B60] - [.$B$1])*2)" office:value-type="float" office:value="251" calcext:value-type="float">
            <text:p>251</text:p>
          </table:table-cell>
          <table:table-cell table:style-name="ce3" table:formula="of:=(1000 - [.E60]*1000/([.B60]*2))/10" office:value-type="float" office:value="-185.227272727273" calcext:value-type="float">
            <text:p>-185.2</text:p>
          </table:table-cell>
          <table:table-cell table:style-name="ce5" table:formula="of:=IF([.$B$1]&gt;[.B60];[.D60];[.F60])" office:value-type="float" office:value="1.32743362831858" calcext:value-type="float">
            <text:p>1.3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69" calcext:value-type="float">
            <text:p>69</text:p>
          </table:table-cell>
          <table:table-cell table:style-name="ce6" table:formula="of:=IF([.I60]&lt;3;1000-FLOOR(1000/(3*(3-[.I60]+1)); 1; 0);FLOOR(2000/[.I60]; 1; 0))" office:value-type="float" office:value="28" calcext:value-type="float">
            <text:p>28</text:p>
          </table:table-cell>
          <table:table-cell table:style-name="ce9" table:formula="of:=[.J60]/1000" office:value-type="percentage" office:value="0.028" calcext:value-type="percentage">
            <text:p>2.8%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32743362831858" calcext:value-type="float">
            <text:p>1.3</text:p>
          </table:table-cell>
          <table:table-cell table:formula="of:=MAX(3; [.$B$1]-([.B61] - [.$B$1])*2)" office:value-type="float" office:value="253" calcext:value-type="float">
            <text:p>253</text:p>
          </table:table-cell>
          <table:table-cell table:style-name="ce3" table:formula="of:=(1000 - [.E61]*1000/([.B61]*2))/10" office:value-type="float" office:value="-194.186046511628" calcext:value-type="float">
            <text:p>-194.2</text:p>
          </table:table-cell>
          <table:table-cell table:style-name="ce5" table:formula="of:=IF([.$B$1]&gt;[.B61];[.D61];[.F61])" office:value-type="float" office:value="1.32743362831858" calcext:value-type="float">
            <text:p>1.3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70" calcext:value-type="float">
            <text:p>70</text:p>
          </table:table-cell>
          <table:table-cell table:style-name="ce6" table:formula="of:=IF([.I61]&lt;3;1000-FLOOR(1000/(3*(3-[.I61]+1)); 1; 0);FLOOR(2000/[.I61]; 1; 0))" office:value-type="float" office:value="28" calcext:value-type="float">
            <text:p>28</text:p>
          </table:table-cell>
          <table:table-cell table:style-name="ce9" table:formula="of:=[.J61]/1000" office:value-type="percentage" office:value="0.028" calcext:value-type="percentage">
            <text:p>2.8%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32743362831858" calcext:value-type="float">
            <text:p>1.3</text:p>
          </table:table-cell>
          <table:table-cell table:formula="of:=MAX(3; [.$B$1]-([.B62] - [.$B$1])*2)" office:value-type="float" office:value="255" calcext:value-type="float">
            <text:p>255</text:p>
          </table:table-cell>
          <table:table-cell table:style-name="ce3" table:formula="of:=(1000 - [.E62]*1000/([.B62]*2))/10" office:value-type="float" office:value="-203.571428571429" calcext:value-type="float">
            <text:p>-203.6</text:p>
          </table:table-cell>
          <table:table-cell table:style-name="ce5" table:formula="of:=IF([.$B$1]&gt;[.B62];[.D62];[.F62])" office:value-type="float" office:value="1.32743362831858" calcext:value-type="float">
            <text:p>1.3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71" calcext:value-type="float">
            <text:p>71</text:p>
          </table:table-cell>
          <table:table-cell table:style-name="ce6" table:formula="of:=IF([.I62]&lt;3;1000-FLOOR(1000/(3*(3-[.I62]+1)); 1; 0);FLOOR(2000/[.I62]; 1; 0))" office:value-type="float" office:value="28" calcext:value-type="float">
            <text:p>28</text:p>
          </table:table-cell>
          <table:table-cell table:style-name="ce9" table:formula="of:=[.J62]/1000" office:value-type="percentage" office:value="0.028" calcext:value-type="percentage">
            <text:p>2.8%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32743362831858" calcext:value-type="float">
            <text:p>1.3</text:p>
          </table:table-cell>
          <table:table-cell table:formula="of:=MAX(3; [.$B$1]-([.B63] - [.$B$1])*2)" office:value-type="float" office:value="257" calcext:value-type="float">
            <text:p>257</text:p>
          </table:table-cell>
          <table:table-cell table:style-name="ce3" table:formula="of:=(1000 - [.E63]*1000/([.B63]*2))/10" office:value-type="float" office:value="-213.414634146341" calcext:value-type="float">
            <text:p>-213.4</text:p>
          </table:table-cell>
          <table:table-cell table:style-name="ce5" table:formula="of:=IF([.$B$1]&gt;[.B63];[.D63];[.F63])" office:value-type="float" office:value="1.32743362831858" calcext:value-type="float">
            <text:p>1.3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72" calcext:value-type="float">
            <text:p>72</text:p>
          </table:table-cell>
          <table:table-cell table:style-name="ce6" table:formula="of:=IF([.I63]&lt;3;1000-FLOOR(1000/(3*(3-[.I63]+1)); 1; 0);FLOOR(2000/[.I63]; 1; 0))" office:value-type="float" office:value="27" calcext:value-type="float">
            <text:p>27</text:p>
          </table:table-cell>
          <table:table-cell table:style-name="ce9" table:formula="of:=[.J63]/1000" office:value-type="percentage" office:value="0.027" calcext:value-type="percentage">
            <text:p>2.7%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32743362831858" calcext:value-type="float">
            <text:p>1.3</text:p>
          </table:table-cell>
          <table:table-cell table:formula="of:=MAX(3; [.$B$1]-([.B64] - [.$B$1])*2)" office:value-type="float" office:value="259" calcext:value-type="float">
            <text:p>259</text:p>
          </table:table-cell>
          <table:table-cell table:style-name="ce3" table:formula="of:=(1000 - [.E64]*1000/([.B64]*2))/10" office:value-type="float" office:value="-223.75" calcext:value-type="float">
            <text:p>-223.8</text:p>
          </table:table-cell>
          <table:table-cell table:style-name="ce5" table:formula="of:=IF([.$B$1]&gt;[.B64];[.D64];[.F64])" office:value-type="float" office:value="1.32743362831858" calcext:value-type="float">
            <text:p>1.3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73" calcext:value-type="float">
            <text:p>73</text:p>
          </table:table-cell>
          <table:table-cell table:style-name="ce6" table:formula="of:=IF([.I64]&lt;3;1000-FLOOR(1000/(3*(3-[.I64]+1)); 1; 0);FLOOR(2000/[.I64]; 1; 0))" office:value-type="float" office:value="27" calcext:value-type="float">
            <text:p>27</text:p>
          </table:table-cell>
          <table:table-cell table:style-name="ce9" table:formula="of:=[.J64]/1000" office:value-type="percentage" office:value="0.027" calcext:value-type="percentage">
            <text:p>2.7%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32743362831858" calcext:value-type="float">
            <text:p>1.3</text:p>
          </table:table-cell>
          <table:table-cell table:formula="of:=MAX(3; [.$B$1]-([.B65] - [.$B$1])*2)" office:value-type="float" office:value="261" calcext:value-type="float">
            <text:p>261</text:p>
          </table:table-cell>
          <table:table-cell table:style-name="ce3" table:formula="of:=(1000 - [.E65]*1000/([.B65]*2))/10" office:value-type="float" office:value="-234.615384615385" calcext:value-type="float">
            <text:p>-234.6</text:p>
          </table:table-cell>
          <table:table-cell table:style-name="ce5" table:formula="of:=IF([.$B$1]&gt;[.B65];[.D65];[.F65])" office:value-type="float" office:value="1.32743362831858" calcext:value-type="float">
            <text:p>1.3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74" calcext:value-type="float">
            <text:p>74</text:p>
          </table:table-cell>
          <table:table-cell table:style-name="ce6" table:formula="of:=IF([.I65]&lt;3;1000-FLOOR(1000/(3*(3-[.I65]+1)); 1; 0);FLOOR(2000/[.I65]; 1; 0))" office:value-type="float" office:value="27" calcext:value-type="float">
            <text:p>27</text:p>
          </table:table-cell>
          <table:table-cell table:style-name="ce9" table:formula="of:=[.J65]/1000" office:value-type="percentage" office:value="0.027" calcext:value-type="percentage">
            <text:p>2.7%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32743362831858" calcext:value-type="float">
            <text:p>1.3</text:p>
          </table:table-cell>
          <table:table-cell table:formula="of:=MAX(3; [.$B$1]-([.B66] - [.$B$1])*2)" office:value-type="float" office:value="263" calcext:value-type="float">
            <text:p>263</text:p>
          </table:table-cell>
          <table:table-cell table:style-name="ce3" table:formula="of:=(1000 - [.E66]*1000/([.B66]*2))/10" office:value-type="float" office:value="-246.052631578947" calcext:value-type="float">
            <text:p>-246.1</text:p>
          </table:table-cell>
          <table:table-cell table:style-name="ce5" table:formula="of:=IF([.$B$1]&gt;[.B66];[.D66];[.F66])" office:value-type="float" office:value="1.32743362831858" calcext:value-type="float">
            <text:p>1.3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75" calcext:value-type="float">
            <text:p>75</text:p>
          </table:table-cell>
          <table:table-cell table:style-name="ce6" table:formula="of:=IF([.I66]&lt;3;1000-FLOOR(1000/(3*(3-[.I66]+1)); 1; 0);FLOOR(2000/[.I66]; 1; 0))" office:value-type="float" office:value="26" calcext:value-type="float">
            <text:p>26</text:p>
          </table:table-cell>
          <table:table-cell table:style-name="ce9" table:formula="of:=[.J66]/1000" office:value-type="percentage" office:value="0.026" calcext:value-type="percentage">
            <text:p>2.6%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32743362831858" calcext:value-type="float">
            <text:p>1.3</text:p>
          </table:table-cell>
          <table:table-cell table:formula="of:=MAX(3; [.$B$1]-([.B67] - [.$B$1])*2)" office:value-type="float" office:value="265" calcext:value-type="float">
            <text:p>265</text:p>
          </table:table-cell>
          <table:table-cell table:style-name="ce3" table:formula="of:=(1000 - [.E67]*1000/([.B67]*2))/10" office:value-type="float" office:value="-258.108108108108" calcext:value-type="float">
            <text:p>-258.1</text:p>
          </table:table-cell>
          <table:table-cell table:style-name="ce5" table:formula="of:=IF([.$B$1]&gt;[.B67];[.D67];[.F67])" office:value-type="float" office:value="1.32743362831858" calcext:value-type="float">
            <text:p>1.3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76" calcext:value-type="float">
            <text:p>76</text:p>
          </table:table-cell>
          <table:table-cell table:style-name="ce6" table:formula="of:=IF([.I67]&lt;3;1000-FLOOR(1000/(3*(3-[.I67]+1)); 1; 0);FLOOR(2000/[.I67]; 1; 0))" office:value-type="float" office:value="26" calcext:value-type="float">
            <text:p>26</text:p>
          </table:table-cell>
          <table:table-cell table:style-name="ce9" table:formula="of:=[.J67]/1000" office:value-type="percentage" office:value="0.026" calcext:value-type="percentage">
            <text:p>2.6%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32743362831858" calcext:value-type="float">
            <text:p>1.3</text:p>
          </table:table-cell>
          <table:table-cell table:formula="of:=MAX(3; [.$B$1]-([.B68] - [.$B$1])*2)" office:value-type="float" office:value="267" calcext:value-type="float">
            <text:p>267</text:p>
          </table:table-cell>
          <table:table-cell table:style-name="ce3" table:formula="of:=(1000 - [.E68]*1000/([.B68]*2))/10" office:value-type="float" office:value="-270.833333333333" calcext:value-type="float">
            <text:p>-270.8</text:p>
          </table:table-cell>
          <table:table-cell table:style-name="ce5" table:formula="of:=IF([.$B$1]&gt;[.B68];[.D68];[.F68])" office:value-type="float" office:value="1.32743362831858" calcext:value-type="float">
            <text:p>1.3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77" calcext:value-type="float">
            <text:p>77</text:p>
          </table:table-cell>
          <table:table-cell table:style-name="ce6" table:formula="of:=IF([.I68]&lt;3;1000-FLOOR(1000/(3*(3-[.I68]+1)); 1; 0);FLOOR(2000/[.I68]; 1; 0))" office:value-type="float" office:value="25" calcext:value-type="float">
            <text:p>25</text:p>
          </table:table-cell>
          <table:table-cell table:style-name="ce9" table:formula="of:=[.J68]/1000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32743362831858" calcext:value-type="float">
            <text:p>1.3</text:p>
          </table:table-cell>
          <table:table-cell table:formula="of:=MAX(3; [.$B$1]-([.B69] - [.$B$1])*2)" office:value-type="float" office:value="269" calcext:value-type="float">
            <text:p>269</text:p>
          </table:table-cell>
          <table:table-cell table:style-name="ce3" table:formula="of:=(1000 - [.E69]*1000/([.B69]*2))/10" office:value-type="float" office:value="-284.285714285714" calcext:value-type="float">
            <text:p>-284.3</text:p>
          </table:table-cell>
          <table:table-cell table:style-name="ce5" table:formula="of:=IF([.$B$1]&gt;[.B69];[.D69];[.F69])" office:value-type="float" office:value="1.32743362831858" calcext:value-type="float">
            <text:p>1.3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78" calcext:value-type="float">
            <text:p>78</text:p>
          </table:table-cell>
          <table:table-cell table:style-name="ce6" table:formula="of:=IF([.I69]&lt;3;1000-FLOOR(1000/(3*(3-[.I69]+1)); 1; 0);FLOOR(2000/[.I69]; 1; 0))" office:value-type="float" office:value="25" calcext:value-type="float">
            <text:p>25</text:p>
          </table:table-cell>
          <table:table-cell table:style-name="ce9" table:formula="of:=[.J69]/1000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32743362831858" calcext:value-type="float">
            <text:p>1.3</text:p>
          </table:table-cell>
          <table:table-cell table:formula="of:=MAX(3; [.$B$1]-([.B70] - [.$B$1])*2)" office:value-type="float" office:value="271" calcext:value-type="float">
            <text:p>271</text:p>
          </table:table-cell>
          <table:table-cell table:style-name="ce3" table:formula="of:=(1000 - [.E70]*1000/([.B70]*2))/10" office:value-type="float" office:value="-298.529411764706" calcext:value-type="float">
            <text:p>-298.5</text:p>
          </table:table-cell>
          <table:table-cell table:style-name="ce5" table:formula="of:=IF([.$B$1]&gt;[.B70];[.D70];[.F70])" office:value-type="float" office:value="1.32743362831858" calcext:value-type="float">
            <text:p>1.3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79" calcext:value-type="float">
            <text:p>79</text:p>
          </table:table-cell>
          <table:table-cell table:style-name="ce6" table:formula="of:=IF([.I70]&lt;3;1000-FLOOR(1000/(3*(3-[.I70]+1)); 1; 0);FLOOR(2000/[.I70]; 1; 0))" office:value-type="float" office:value="25" calcext:value-type="float">
            <text:p>25</text:p>
          </table:table-cell>
          <table:table-cell table:style-name="ce9" table:formula="of:=[.J70]/1000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32743362831858" calcext:value-type="float">
            <text:p>1.3</text:p>
          </table:table-cell>
          <table:table-cell table:formula="of:=MAX(3; [.$B$1]-([.B71] - [.$B$1])*2)" office:value-type="float" office:value="273" calcext:value-type="float">
            <text:p>273</text:p>
          </table:table-cell>
          <table:table-cell table:style-name="ce3" table:formula="of:=(1000 - [.E71]*1000/([.B71]*2))/10" office:value-type="float" office:value="-313.636363636364" calcext:value-type="float">
            <text:p>-313.6</text:p>
          </table:table-cell>
          <table:table-cell table:style-name="ce5" table:formula="of:=IF([.$B$1]&gt;[.B71];[.D71];[.F71])" office:value-type="float" office:value="1.32743362831858" calcext:value-type="float">
            <text:p>1.3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80" calcext:value-type="float">
            <text:p>80</text:p>
          </table:table-cell>
          <table:table-cell table:style-name="ce6" table:formula="of:=IF([.I71]&lt;3;1000-FLOOR(1000/(3*(3-[.I71]+1)); 1; 0);FLOOR(2000/[.I71]; 1; 0))" office:value-type="float" office:value="25" calcext:value-type="float">
            <text:p>25</text:p>
          </table:table-cell>
          <table:table-cell table:style-name="ce9" table:formula="of:=[.J71]/1000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32743362831858" calcext:value-type="float">
            <text:p>1.3</text:p>
          </table:table-cell>
          <table:table-cell table:formula="of:=MAX(3; [.$B$1]-([.B72] - [.$B$1])*2)" office:value-type="float" office:value="275" calcext:value-type="float">
            <text:p>275</text:p>
          </table:table-cell>
          <table:table-cell table:style-name="ce3" table:formula="of:=(1000 - [.E72]*1000/([.B72]*2))/10" office:value-type="float" office:value="-329.6875" calcext:value-type="float">
            <text:p>-329.7</text:p>
          </table:table-cell>
          <table:table-cell table:style-name="ce5" table:formula="of:=IF([.$B$1]&gt;[.B72];[.D72];[.F72])" office:value-type="float" office:value="1.32743362831858" calcext:value-type="float">
            <text:p>1.3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81" calcext:value-type="float">
            <text:p>81</text:p>
          </table:table-cell>
          <table:table-cell table:style-name="ce6" table:formula="of:=IF([.I72]&lt;3;1000-FLOOR(1000/(3*(3-[.I72]+1)); 1; 0);FLOOR(2000/[.I72]; 1; 0))" office:value-type="float" office:value="24" calcext:value-type="float">
            <text:p>24</text:p>
          </table:table-cell>
          <table:table-cell table:style-name="ce9" table:formula="of:=[.J72]/1000" office:value-type="percentage" office:value="0.024" calcext:value-type="percentage">
            <text:p>2.4%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32743362831858" calcext:value-type="float">
            <text:p>1.3</text:p>
          </table:table-cell>
          <table:table-cell table:formula="of:=MAX(3; [.$B$1]-([.B73] - [.$B$1])*2)" office:value-type="float" office:value="277" calcext:value-type="float">
            <text:p>277</text:p>
          </table:table-cell>
          <table:table-cell table:style-name="ce3" table:formula="of:=(1000 - [.E73]*1000/([.B73]*2))/10" office:value-type="float" office:value="-346.774193548387" calcext:value-type="float">
            <text:p>-346.8</text:p>
          </table:table-cell>
          <table:table-cell table:style-name="ce5" table:formula="of:=IF([.$B$1]&gt;[.B73];[.D73];[.F73])" office:value-type="float" office:value="1.32743362831858" calcext:value-type="float">
            <text:p>1.3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82" calcext:value-type="float">
            <text:p>82</text:p>
          </table:table-cell>
          <table:table-cell table:style-name="ce6" table:formula="of:=IF([.I73]&lt;3;1000-FLOOR(1000/(3*(3-[.I73]+1)); 1; 0);FLOOR(2000/[.I73]; 1; 0))" office:value-type="float" office:value="24" calcext:value-type="float">
            <text:p>24</text:p>
          </table:table-cell>
          <table:table-cell table:style-name="ce9" table:formula="of:=[.J73]/1000" office:value-type="percentage" office:value="0.024" calcext:value-type="percentage">
            <text:p>2.4%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32743362831858" calcext:value-type="float">
            <text:p>1.3</text:p>
          </table:table-cell>
          <table:table-cell table:formula="of:=MAX(3; [.$B$1]-([.B74] - [.$B$1])*2)" office:value-type="float" office:value="279" calcext:value-type="float">
            <text:p>279</text:p>
          </table:table-cell>
          <table:table-cell table:style-name="ce3" table:formula="of:=(1000 - [.E74]*1000/([.B74]*2))/10" office:value-type="float" office:value="-365" calcext:value-type="float">
            <text:p>-365.0</text:p>
          </table:table-cell>
          <table:table-cell table:style-name="ce5" table:formula="of:=IF([.$B$1]&gt;[.B74];[.D74];[.F74])" office:value-type="float" office:value="1.32743362831858" calcext:value-type="float">
            <text:p>1.3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83" calcext:value-type="float">
            <text:p>83</text:p>
          </table:table-cell>
          <table:table-cell table:style-name="ce6" table:formula="of:=IF([.I74]&lt;3;1000-FLOOR(1000/(3*(3-[.I74]+1)); 1; 0);FLOOR(2000/[.I74]; 1; 0))" office:value-type="float" office:value="24" calcext:value-type="float">
            <text:p>24</text:p>
          </table:table-cell>
          <table:table-cell table:style-name="ce9" table:formula="of:=[.J74]/1000" office:value-type="percentage" office:value="0.024" calcext:value-type="percentage">
            <text:p>2.4%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32743362831858" calcext:value-type="float">
            <text:p>1.3</text:p>
          </table:table-cell>
          <table:table-cell table:formula="of:=MAX(3; [.$B$1]-([.B75] - [.$B$1])*2)" office:value-type="float" office:value="281" calcext:value-type="float">
            <text:p>281</text:p>
          </table:table-cell>
          <table:table-cell table:style-name="ce3" table:formula="of:=(1000 - [.E75]*1000/([.B75]*2))/10" office:value-type="float" office:value="-384.48275862069" calcext:value-type="float">
            <text:p>-384.5</text:p>
          </table:table-cell>
          <table:table-cell table:style-name="ce5" table:formula="of:=IF([.$B$1]&gt;[.B75];[.D75];[.F75])" office:value-type="float" office:value="1.32743362831858" calcext:value-type="float">
            <text:p>1.3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84" calcext:value-type="float">
            <text:p>84</text:p>
          </table:table-cell>
          <table:table-cell table:style-name="ce6" table:formula="of:=IF([.I75]&lt;3;1000-FLOOR(1000/(3*(3-[.I75]+1)); 1; 0);FLOOR(2000/[.I75]; 1; 0))" office:value-type="float" office:value="23" calcext:value-type="float">
            <text:p>23</text:p>
          </table:table-cell>
          <table:table-cell table:style-name="ce9" table:formula="of:=[.J75]/1000" office:value-type="percentage" office:value="0.023" calcext:value-type="percentage">
            <text:p>2.3%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32743362831858" calcext:value-type="float">
            <text:p>1.3</text:p>
          </table:table-cell>
          <table:table-cell table:formula="of:=MAX(3; [.$B$1]-([.B76] - [.$B$1])*2)" office:value-type="float" office:value="283" calcext:value-type="float">
            <text:p>283</text:p>
          </table:table-cell>
          <table:table-cell table:style-name="ce3" table:formula="of:=(1000 - [.E76]*1000/([.B76]*2))/10" office:value-type="float" office:value="-405.357142857143" calcext:value-type="float">
            <text:p>-405.4</text:p>
          </table:table-cell>
          <table:table-cell table:style-name="ce5" table:formula="of:=IF([.$B$1]&gt;[.B76];[.D76];[.F76])" office:value-type="float" office:value="1.32743362831858" calcext:value-type="float">
            <text:p>1.3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85" calcext:value-type="float">
            <text:p>85</text:p>
          </table:table-cell>
          <table:table-cell table:style-name="ce6" table:formula="of:=IF([.I76]&lt;3;1000-FLOOR(1000/(3*(3-[.I76]+1)); 1; 0);FLOOR(2000/[.I76]; 1; 0))" office:value-type="float" office:value="23" calcext:value-type="float">
            <text:p>23</text:p>
          </table:table-cell>
          <table:table-cell table:style-name="ce9" table:formula="of:=[.J76]/1000" office:value-type="percentage" office:value="0.023" calcext:value-type="percentage">
            <text:p>2.3%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32743362831858" calcext:value-type="float">
            <text:p>1.3</text:p>
          </table:table-cell>
          <table:table-cell table:formula="of:=MAX(3; [.$B$1]-([.B77] - [.$B$1])*2)" office:value-type="float" office:value="285" calcext:value-type="float">
            <text:p>285</text:p>
          </table:table-cell>
          <table:table-cell table:style-name="ce3" table:formula="of:=(1000 - [.E77]*1000/([.B77]*2))/10" office:value-type="float" office:value="-427.777777777778" calcext:value-type="float">
            <text:p>-427.8</text:p>
          </table:table-cell>
          <table:table-cell table:style-name="ce5" table:formula="of:=IF([.$B$1]&gt;[.B77];[.D77];[.F77])" office:value-type="float" office:value="1.32743362831858" calcext:value-type="float">
            <text:p>1.3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86" calcext:value-type="float">
            <text:p>86</text:p>
          </table:table-cell>
          <table:table-cell table:style-name="ce6" table:formula="of:=IF([.I77]&lt;3;1000-FLOOR(1000/(3*(3-[.I77]+1)); 1; 0);FLOOR(2000/[.I77]; 1; 0))" office:value-type="float" office:value="23" calcext:value-type="float">
            <text:p>23</text:p>
          </table:table-cell>
          <table:table-cell table:style-name="ce9" table:formula="of:=[.J77]/1000" office:value-type="percentage" office:value="0.023" calcext:value-type="percentage">
            <text:p>2.3%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32743362831858" calcext:value-type="float">
            <text:p>1.3</text:p>
          </table:table-cell>
          <table:table-cell table:formula="of:=MAX(3; [.$B$1]-([.B78] - [.$B$1])*2)" office:value-type="float" office:value="287" calcext:value-type="float">
            <text:p>287</text:p>
          </table:table-cell>
          <table:table-cell table:style-name="ce3" table:formula="of:=(1000 - [.E78]*1000/([.B78]*2))/10" office:value-type="float" office:value="-451.923076923077" calcext:value-type="float">
            <text:p>-451.9</text:p>
          </table:table-cell>
          <table:table-cell table:style-name="ce5" table:formula="of:=IF([.$B$1]&gt;[.B78];[.D78];[.F78])" office:value-type="float" office:value="1.32743362831858" calcext:value-type="float">
            <text:p>1.3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87" calcext:value-type="float">
            <text:p>87</text:p>
          </table:table-cell>
          <table:table-cell table:style-name="ce6" table:formula="of:=IF([.I78]&lt;3;1000-FLOOR(1000/(3*(3-[.I78]+1)); 1; 0);FLOOR(2000/[.I78]; 1; 0))" office:value-type="float" office:value="22" calcext:value-type="float">
            <text:p>22</text:p>
          </table:table-cell>
          <table:table-cell table:style-name="ce9" table:formula="of:=[.J78]/1000" office:value-type="percentage" office:value="0.022" calcext:value-type="percentage">
            <text:p>2.2%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32743362831858" calcext:value-type="float">
            <text:p>1.3</text:p>
          </table:table-cell>
          <table:table-cell table:formula="of:=MAX(3; [.$B$1]-([.B79] - [.$B$1])*2)" office:value-type="float" office:value="289" calcext:value-type="float">
            <text:p>289</text:p>
          </table:table-cell>
          <table:table-cell table:style-name="ce3" table:formula="of:=(1000 - [.E79]*1000/([.B79]*2))/10" office:value-type="float" office:value="-478" calcext:value-type="float">
            <text:p>-478.0</text:p>
          </table:table-cell>
          <table:table-cell table:style-name="ce5" table:formula="of:=IF([.$B$1]&gt;[.B79];[.D79];[.F79])" office:value-type="float" office:value="1.32743362831858" calcext:value-type="float">
            <text:p>1.3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88" calcext:value-type="float">
            <text:p>88</text:p>
          </table:table-cell>
          <table:table-cell table:style-name="ce6" table:formula="of:=IF([.I79]&lt;3;1000-FLOOR(1000/(3*(3-[.I79]+1)); 1; 0);FLOOR(2000/[.I79]; 1; 0))" office:value-type="float" office:value="22" calcext:value-type="float">
            <text:p>22</text:p>
          </table:table-cell>
          <table:table-cell table:style-name="ce9" table:formula="of:=[.J79]/1000" office:value-type="percentage" office:value="0.022" calcext:value-type="percentage">
            <text:p>2.2%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32743362831858" calcext:value-type="float">
            <text:p>1.3</text:p>
          </table:table-cell>
          <table:table-cell table:formula="of:=MAX(3; [.$B$1]-([.B80] - [.$B$1])*2)" office:value-type="float" office:value="291" calcext:value-type="float">
            <text:p>291</text:p>
          </table:table-cell>
          <table:table-cell table:style-name="ce3" table:formula="of:=(1000 - [.E80]*1000/([.B80]*2))/10" office:value-type="float" office:value="-506.25" calcext:value-type="float">
            <text:p>-506.3</text:p>
          </table:table-cell>
          <table:table-cell table:style-name="ce5" table:formula="of:=IF([.$B$1]&gt;[.B80];[.D80];[.F80])" office:value-type="float" office:value="1.32743362831858" calcext:value-type="float">
            <text:p>1.3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89" calcext:value-type="float">
            <text:p>89</text:p>
          </table:table-cell>
          <table:table-cell table:style-name="ce6" table:formula="of:=IF([.I80]&lt;3;1000-FLOOR(1000/(3*(3-[.I80]+1)); 1; 0);FLOOR(2000/[.I80]; 1; 0))" office:value-type="float" office:value="22" calcext:value-type="float">
            <text:p>22</text:p>
          </table:table-cell>
          <table:table-cell table:style-name="ce9" table:formula="of:=[.J80]/1000" office:value-type="percentage" office:value="0.022" calcext:value-type="percentage">
            <text:p>2.2%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32743362831858" calcext:value-type="float">
            <text:p>1.3</text:p>
          </table:table-cell>
          <table:table-cell table:formula="of:=MAX(3; [.$B$1]-([.B81] - [.$B$1])*2)" office:value-type="float" office:value="293" calcext:value-type="float">
            <text:p>293</text:p>
          </table:table-cell>
          <table:table-cell table:style-name="ce3" table:formula="of:=(1000 - [.E81]*1000/([.B81]*2))/10" office:value-type="float" office:value="-536.95652173913" calcext:value-type="float">
            <text:p>-537.0</text:p>
          </table:table-cell>
          <table:table-cell table:style-name="ce5" table:formula="of:=IF([.$B$1]&gt;[.B81];[.D81];[.F81])" office:value-type="float" office:value="1.32743362831858" calcext:value-type="float">
            <text:p>1.3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90" calcext:value-type="float">
            <text:p>90</text:p>
          </table:table-cell>
          <table:table-cell table:style-name="ce6" table:formula="of:=IF([.I81]&lt;3;1000-FLOOR(1000/(3*(3-[.I81]+1)); 1; 0);FLOOR(2000/[.I81]; 1; 0))" office:value-type="float" office:value="22" calcext:value-type="float">
            <text:p>22</text:p>
          </table:table-cell>
          <table:table-cell table:style-name="ce9" table:formula="of:=[.J81]/1000" office:value-type="percentage" office:value="0.022" calcext:value-type="percentage">
            <text:p>2.2%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32743362831858" calcext:value-type="float">
            <text:p>1.3</text:p>
          </table:table-cell>
          <table:table-cell table:formula="of:=MAX(3; [.$B$1]-([.B82] - [.$B$1])*2)" office:value-type="float" office:value="295" calcext:value-type="float">
            <text:p>295</text:p>
          </table:table-cell>
          <table:table-cell table:style-name="ce3" table:formula="of:=(1000 - [.E82]*1000/([.B82]*2))/10" office:value-type="float" office:value="-570.454545454546" calcext:value-type="float">
            <text:p>-570.5</text:p>
          </table:table-cell>
          <table:table-cell table:style-name="ce5" table:formula="of:=IF([.$B$1]&gt;[.B82];[.D82];[.F82])" office:value-type="float" office:value="1.32743362831858" calcext:value-type="float">
            <text:p>1.3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91" calcext:value-type="float">
            <text:p>91</text:p>
          </table:table-cell>
          <table:table-cell table:style-name="ce6" table:formula="of:=IF([.I82]&lt;3;1000-FLOOR(1000/(3*(3-[.I82]+1)); 1; 0);FLOOR(2000/[.I82]; 1; 0))" office:value-type="float" office:value="21" calcext:value-type="float">
            <text:p>21</text:p>
          </table:table-cell>
          <table:table-cell table:style-name="ce9" table:formula="of:=[.J82]/1000" office:value-type="percentage" office:value="0.021" calcext:value-type="percentage">
            <text:p>2.1%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32743362831858" calcext:value-type="float">
            <text:p>1.3</text:p>
          </table:table-cell>
          <table:table-cell table:formula="of:=MAX(3; [.$B$1]-([.B83] - [.$B$1])*2)" office:value-type="float" office:value="297" calcext:value-type="float">
            <text:p>297</text:p>
          </table:table-cell>
          <table:table-cell table:style-name="ce3" table:formula="of:=(1000 - [.E83]*1000/([.B83]*2))/10" office:value-type="float" office:value="-607.142857142857" calcext:value-type="float">
            <text:p>-607.1</text:p>
          </table:table-cell>
          <table:table-cell table:style-name="ce5" table:formula="of:=IF([.$B$1]&gt;[.B83];[.D83];[.F83])" office:value-type="float" office:value="1.32743362831858" calcext:value-type="float">
            <text:p>1.3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92" calcext:value-type="float">
            <text:p>92</text:p>
          </table:table-cell>
          <table:table-cell table:style-name="ce6" table:formula="of:=IF([.I83]&lt;3;1000-FLOOR(1000/(3*(3-[.I83]+1)); 1; 0);FLOOR(2000/[.I83]; 1; 0))" office:value-type="float" office:value="21" calcext:value-type="float">
            <text:p>21</text:p>
          </table:table-cell>
          <table:table-cell table:style-name="ce9" table:formula="of:=[.J83]/1000" office:value-type="percentage" office:value="0.021" calcext:value-type="percentage">
            <text:p>2.1%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32743362831858" calcext:value-type="float">
            <text:p>1.3</text:p>
          </table:table-cell>
          <table:table-cell table:formula="of:=MAX(3; [.$B$1]-([.B84] - [.$B$1])*2)" office:value-type="float" office:value="299" calcext:value-type="float">
            <text:p>299</text:p>
          </table:table-cell>
          <table:table-cell table:style-name="ce3" table:formula="of:=(1000 - [.E84]*1000/([.B84]*2))/10" office:value-type="float" office:value="-647.5" calcext:value-type="float">
            <text:p>-647.5</text:p>
          </table:table-cell>
          <table:table-cell table:style-name="ce5" table:formula="of:=IF([.$B$1]&gt;[.B84];[.D84];[.F84])" office:value-type="float" office:value="1.32743362831858" calcext:value-type="float">
            <text:p>1.3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93" calcext:value-type="float">
            <text:p>93</text:p>
          </table:table-cell>
          <table:table-cell table:style-name="ce6" table:formula="of:=IF([.I84]&lt;3;1000-FLOOR(1000/(3*(3-[.I84]+1)); 1; 0);FLOOR(2000/[.I84]; 1; 0))" office:value-type="float" office:value="21" calcext:value-type="float">
            <text:p>21</text:p>
          </table:table-cell>
          <table:table-cell table:style-name="ce9" table:formula="of:=[.J84]/1000" office:value-type="percentage" office:value="0.021" calcext:value-type="percentage">
            <text:p>2.1%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32743362831858" calcext:value-type="float">
            <text:p>1.3</text:p>
          </table:table-cell>
          <table:table-cell table:formula="of:=MAX(3; [.$B$1]-([.B85] - [.$B$1])*2)" office:value-type="float" office:value="301" calcext:value-type="float">
            <text:p>301</text:p>
          </table:table-cell>
          <table:table-cell table:style-name="ce3" table:formula="of:=(1000 - [.E85]*1000/([.B85]*2))/10" office:value-type="float" office:value="-692.105263157895" calcext:value-type="float">
            <text:p>-692.1</text:p>
          </table:table-cell>
          <table:table-cell table:style-name="ce5" table:formula="of:=IF([.$B$1]&gt;[.B85];[.D85];[.F85])" office:value-type="float" office:value="1.32743362831858" calcext:value-type="float">
            <text:p>1.3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94" calcext:value-type="float">
            <text:p>94</text:p>
          </table:table-cell>
          <table:table-cell table:style-name="ce6" table:formula="of:=IF([.I85]&lt;3;1000-FLOOR(1000/(3*(3-[.I85]+1)); 1; 0);FLOOR(2000/[.I85]; 1; 0))" office:value-type="float" office:value="21" calcext:value-type="float">
            <text:p>21</text:p>
          </table:table-cell>
          <table:table-cell table:style-name="ce9" table:formula="of:=[.J85]/1000" office:value-type="percentage" office:value="0.021" calcext:value-type="percentage">
            <text:p>2.1%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32743362831858" calcext:value-type="float">
            <text:p>1.3</text:p>
          </table:table-cell>
          <table:table-cell table:formula="of:=MAX(3; [.$B$1]-([.B86] - [.$B$1])*2)" office:value-type="float" office:value="303" calcext:value-type="float">
            <text:p>303</text:p>
          </table:table-cell>
          <table:table-cell table:style-name="ce3" table:formula="of:=(1000 - [.E86]*1000/([.B86]*2))/10" office:value-type="float" office:value="-741.666666666667" calcext:value-type="float">
            <text:p>-741.7</text:p>
          </table:table-cell>
          <table:table-cell table:style-name="ce5" table:formula="of:=IF([.$B$1]&gt;[.B86];[.D86];[.F86])" office:value-type="float" office:value="1.32743362831858" calcext:value-type="float">
            <text:p>1.3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95" calcext:value-type="float">
            <text:p>95</text:p>
          </table:table-cell>
          <table:table-cell table:style-name="ce6" table:formula="of:=IF([.I86]&lt;3;1000-FLOOR(1000/(3*(3-[.I86]+1)); 1; 0);FLOOR(2000/[.I86]; 1; 0))" office:value-type="float" office:value="21" calcext:value-type="float">
            <text:p>21</text:p>
          </table:table-cell>
          <table:table-cell table:style-name="ce9" table:formula="of:=[.J86]/1000" office:value-type="percentage" office:value="0.021" calcext:value-type="percentage">
            <text:p>2.1%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32743362831858" calcext:value-type="float">
            <text:p>1.3</text:p>
          </table:table-cell>
          <table:table-cell table:formula="of:=MAX(3; [.$B$1]-([.B87] - [.$B$1])*2)" office:value-type="float" office:value="305" calcext:value-type="float">
            <text:p>305</text:p>
          </table:table-cell>
          <table:table-cell table:style-name="ce3" table:formula="of:=(1000 - [.E87]*1000/([.B87]*2))/10" office:value-type="float" office:value="-797.058823529412" calcext:value-type="float">
            <text:p>-797.1</text:p>
          </table:table-cell>
          <table:table-cell table:style-name="ce5" table:formula="of:=IF([.$B$1]&gt;[.B87];[.D87];[.F87])" office:value-type="float" office:value="1.32743362831858" calcext:value-type="float">
            <text:p>1.3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96" calcext:value-type="float">
            <text:p>96</text:p>
          </table:table-cell>
          <table:table-cell table:style-name="ce6" table:formula="of:=IF([.I87]&lt;3;1000-FLOOR(1000/(3*(3-[.I87]+1)); 1; 0);FLOOR(2000/[.I87]; 1; 0))" office:value-type="float" office:value="20" calcext:value-type="float">
            <text:p>20</text:p>
          </table:table-cell>
          <table:table-cell table:style-name="ce9" table:formula="of:=[.J87]/1000" office:value-type="percentage" office:value="0.02" calcext:value-type="percentage">
            <text:p>2.0%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32743362831858" calcext:value-type="float">
            <text:p>1.3</text:p>
          </table:table-cell>
          <table:table-cell table:formula="of:=MAX(3; [.$B$1]-([.B88] - [.$B$1])*2)" office:value-type="float" office:value="307" calcext:value-type="float">
            <text:p>307</text:p>
          </table:table-cell>
          <table:table-cell table:style-name="ce3" table:formula="of:=(1000 - [.E88]*1000/([.B88]*2))/10" office:value-type="float" office:value="-859.375" calcext:value-type="float">
            <text:p>-859.4</text:p>
          </table:table-cell>
          <table:table-cell table:style-name="ce5" table:formula="of:=IF([.$B$1]&gt;[.B88];[.D88];[.F88])" office:value-type="float" office:value="1.32743362831858" calcext:value-type="float">
            <text:p>1.3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97" calcext:value-type="float">
            <text:p>97</text:p>
          </table:table-cell>
          <table:table-cell table:style-name="ce6" table:formula="of:=IF([.I88]&lt;3;1000-FLOOR(1000/(3*(3-[.I88]+1)); 1; 0);FLOOR(2000/[.I88]; 1; 0))" office:value-type="float" office:value="20" calcext:value-type="float">
            <text:p>20</text:p>
          </table:table-cell>
          <table:table-cell table:style-name="ce9" table:formula="of:=[.J88]/1000" office:value-type="percentage" office:value="0.02" calcext:value-type="percentage">
            <text:p>2.0%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32743362831858" calcext:value-type="float">
            <text:p>1.3</text:p>
          </table:table-cell>
          <table:table-cell table:formula="of:=MAX(3; [.$B$1]-([.B89] - [.$B$1])*2)" office:value-type="float" office:value="309" calcext:value-type="float">
            <text:p>309</text:p>
          </table:table-cell>
          <table:table-cell table:style-name="ce3" table:formula="of:=(1000 - [.E89]*1000/([.B89]*2))/10" office:value-type="float" office:value="-930" calcext:value-type="float">
            <text:p>-930.0</text:p>
          </table:table-cell>
          <table:table-cell table:style-name="ce5" table:formula="of:=IF([.$B$1]&gt;[.B89];[.D89];[.F89])" office:value-type="float" office:value="1.32743362831858" calcext:value-type="float">
            <text:p>1.3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98" calcext:value-type="float">
            <text:p>98</text:p>
          </table:table-cell>
          <table:table-cell table:style-name="ce6" table:formula="of:=IF([.I89]&lt;3;1000-FLOOR(1000/(3*(3-[.I89]+1)); 1; 0);FLOOR(2000/[.I89]; 1; 0))" office:value-type="float" office:value="20" calcext:value-type="float">
            <text:p>20</text:p>
          </table:table-cell>
          <table:table-cell table:style-name="ce9" table:formula="of:=[.J89]/1000" office:value-type="percentage" office:value="0.02" calcext:value-type="percentage">
            <text:p>2.0%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32743362831858" calcext:value-type="float">
            <text:p>1.3</text:p>
          </table:table-cell>
          <table:table-cell table:formula="of:=MAX(3; [.$B$1]-([.B90] - [.$B$1])*2)" office:value-type="float" office:value="311" calcext:value-type="float">
            <text:p>311</text:p>
          </table:table-cell>
          <table:table-cell table:style-name="ce3" table:formula="of:=(1000 - [.E90]*1000/([.B90]*2))/10" office:value-type="float" office:value="-1010.71428571429" calcext:value-type="float">
            <text:p>-1010.7</text:p>
          </table:table-cell>
          <table:table-cell table:style-name="ce5" table:formula="of:=IF([.$B$1]&gt;[.B90];[.D90];[.F90])" office:value-type="float" office:value="1.32743362831858" calcext:value-type="float">
            <text:p>1.3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99" calcext:value-type="float">
            <text:p>99</text:p>
          </table:table-cell>
          <table:table-cell table:style-name="ce6" table:formula="of:=IF([.I90]&lt;3;1000-FLOOR(1000/(3*(3-[.I90]+1)); 1; 0);FLOOR(2000/[.I90]; 1; 0))" office:value-type="float" office:value="20" calcext:value-type="float">
            <text:p>20</text:p>
          </table:table-cell>
          <table:table-cell table:style-name="ce9" table:formula="of:=[.J90]/1000" office:value-type="percentage" office:value="0.02" calcext:value-type="percentage">
            <text:p>2.0%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32743362831858" calcext:value-type="float">
            <text:p>1.3</text:p>
          </table:table-cell>
          <table:table-cell table:formula="of:=MAX(3; [.$B$1]-([.B91] - [.$B$1])*2)" office:value-type="float" office:value="313" calcext:value-type="float">
            <text:p>313</text:p>
          </table:table-cell>
          <table:table-cell table:style-name="ce3" table:formula="of:=(1000 - [.E91]*1000/([.B91]*2))/10" office:value-type="float" office:value="-1103.84615384615" calcext:value-type="float">
            <text:p>-1103.8</text:p>
          </table:table-cell>
          <table:table-cell table:style-name="ce5" table:formula="of:=IF([.$B$1]&gt;[.B91];[.D91];[.F91])" office:value-type="float" office:value="1.32743362831858" calcext:value-type="float">
            <text:p>1.3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00" calcext:value-type="float">
            <text:p>100</text:p>
          </table:table-cell>
          <table:table-cell table:style-name="ce6" table:formula="of:=IF([.I91]&lt;3;1000-FLOOR(1000/(3*(3-[.I91]+1)); 1; 0);FLOOR(2000/[.I91]; 1; 0))" office:value-type="float" office:value="20" calcext:value-type="float">
            <text:p>20</text:p>
          </table:table-cell>
          <table:table-cell table:style-name="ce9" table:formula="of:=[.J91]/1000" office:value-type="percentage" office:value="0.02" calcext:value-type="percentage">
            <text:p>2.0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32743362831858" calcext:value-type="float">
            <text:p>1.3</text:p>
          </table:table-cell>
          <table:table-cell table:formula="of:=MAX(3; [.$B$1]-([.B92] - [.$B$1])*2)" office:value-type="float" office:value="315" calcext:value-type="float">
            <text:p>315</text:p>
          </table:table-cell>
          <table:table-cell table:style-name="ce3" table:formula="of:=(1000 - [.E92]*1000/([.B92]*2))/10" office:value-type="float" office:value="-1212.5" calcext:value-type="float">
            <text:p>-1212.5</text:p>
          </table:table-cell>
          <table:table-cell table:style-name="ce5" table:formula="of:=IF([.$B$1]&gt;[.B92];[.D92];[.F92])" office:value-type="float" office:value="1.32743362831858" calcext:value-type="float">
            <text:p>1.3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01" calcext:value-type="float">
            <text:p>101</text:p>
          </table:table-cell>
          <table:table-cell table:style-name="ce6" table:formula="of:=IF([.I92]&lt;3;1000-FLOOR(1000/(3*(3-[.I92]+1)); 1; 0);FLOOR(2000/[.I92]; 1; 0))" office:value-type="float" office:value="19" calcext:value-type="float">
            <text:p>19</text:p>
          </table:table-cell>
          <table:table-cell table:style-name="ce9" table:formula="of:=[.J92]/1000" office:value-type="percentage" office:value="0.019" calcext:value-type="percentage">
            <text:p>1.9%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32743362831858" calcext:value-type="float">
            <text:p>1.3</text:p>
          </table:table-cell>
          <table:table-cell table:formula="of:=MAX(3; [.$B$1]-([.B93] - [.$B$1])*2)" office:value-type="float" office:value="317" calcext:value-type="float">
            <text:p>317</text:p>
          </table:table-cell>
          <table:table-cell table:style-name="ce3" table:formula="of:=(1000 - [.E93]*1000/([.B93]*2))/10" office:value-type="float" office:value="-1340.90909090909" calcext:value-type="float">
            <text:p>-1340.9</text:p>
          </table:table-cell>
          <table:table-cell table:style-name="ce5" table:formula="of:=IF([.$B$1]&gt;[.B93];[.D93];[.F93])" office:value-type="float" office:value="1.32743362831858" calcext:value-type="float">
            <text:p>1.3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02" calcext:value-type="float">
            <text:p>102</text:p>
          </table:table-cell>
          <table:table-cell table:style-name="ce6" table:formula="of:=IF([.I93]&lt;3;1000-FLOOR(1000/(3*(3-[.I93]+1)); 1; 0);FLOOR(2000/[.I93]; 1; 0))" office:value-type="float" office:value="19" calcext:value-type="float">
            <text:p>19</text:p>
          </table:table-cell>
          <table:table-cell table:style-name="ce9" table:formula="of:=[.J93]/1000" office:value-type="percentage" office:value="0.019" calcext:value-type="percentage">
            <text:p>1.9%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32743362831858" calcext:value-type="float">
            <text:p>1.3</text:p>
          </table:table-cell>
          <table:table-cell table:formula="of:=MAX(3; [.$B$1]-([.B94] - [.$B$1])*2)" office:value-type="float" office:value="319" calcext:value-type="float">
            <text:p>319</text:p>
          </table:table-cell>
          <table:table-cell table:style-name="ce3" table:formula="of:=(1000 - [.E94]*1000/([.B94]*2))/10" office:value-type="float" office:value="-1495" calcext:value-type="float">
            <text:p>-1495.0</text:p>
          </table:table-cell>
          <table:table-cell table:style-name="ce5" table:formula="of:=IF([.$B$1]&gt;[.B94];[.D94];[.F94])" office:value-type="float" office:value="1.32743362831858" calcext:value-type="float">
            <text:p>1.3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03" calcext:value-type="float">
            <text:p>103</text:p>
          </table:table-cell>
          <table:table-cell table:style-name="ce6" table:formula="of:=IF([.I94]&lt;3;1000-FLOOR(1000/(3*(3-[.I94]+1)); 1; 0);FLOOR(2000/[.I94]; 1; 0))" office:value-type="float" office:value="19" calcext:value-type="float">
            <text:p>19</text:p>
          </table:table-cell>
          <table:table-cell table:style-name="ce9" table:formula="of:=[.J94]/1000" office:value-type="percentage" office:value="0.019" calcext:value-type="percentage">
            <text:p>1.9%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32743362831858" calcext:value-type="float">
            <text:p>1.3</text:p>
          </table:table-cell>
          <table:table-cell table:formula="of:=MAX(3; [.$B$1]-([.B95] - [.$B$1])*2)" office:value-type="float" office:value="321" calcext:value-type="float">
            <text:p>321</text:p>
          </table:table-cell>
          <table:table-cell table:style-name="ce3" table:formula="of:=(1000 - [.E95]*1000/([.B95]*2))/10" office:value-type="float" office:value="-1683.33333333333" calcext:value-type="float">
            <text:p>-1683.3</text:p>
          </table:table-cell>
          <table:table-cell table:style-name="ce5" table:formula="of:=IF([.$B$1]&gt;[.B95];[.D95];[.F95])" office:value-type="float" office:value="1.32743362831858" calcext:value-type="float">
            <text:p>1.3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04" calcext:value-type="float">
            <text:p>104</text:p>
          </table:table-cell>
          <table:table-cell table:style-name="ce6" table:formula="of:=IF([.I95]&lt;3;1000-FLOOR(1000/(3*(3-[.I95]+1)); 1; 0);FLOOR(2000/[.I95]; 1; 0))" office:value-type="float" office:value="19" calcext:value-type="float">
            <text:p>19</text:p>
          </table:table-cell>
          <table:table-cell table:style-name="ce9" table:formula="of:=[.J95]/1000" office:value-type="percentage" office:value="0.019" calcext:value-type="percentage">
            <text:p>1.9%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32743362831858" calcext:value-type="float">
            <text:p>1.3</text:p>
          </table:table-cell>
          <table:table-cell table:formula="of:=MAX(3; [.$B$1]-([.B96] - [.$B$1])*2)" office:value-type="float" office:value="323" calcext:value-type="float">
            <text:p>323</text:p>
          </table:table-cell>
          <table:table-cell table:style-name="ce3" table:formula="of:=(1000 - [.E96]*1000/([.B96]*2))/10" office:value-type="float" office:value="-1918.75" calcext:value-type="float">
            <text:p>-1918.8</text:p>
          </table:table-cell>
          <table:table-cell table:style-name="ce5" table:formula="of:=IF([.$B$1]&gt;[.B96];[.D96];[.F96])" office:value-type="float" office:value="1.32743362831858" calcext:value-type="float">
            <text:p>1.3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05" calcext:value-type="float">
            <text:p>105</text:p>
          </table:table-cell>
          <table:table-cell table:style-name="ce6" table:formula="of:=IF([.I96]&lt;3;1000-FLOOR(1000/(3*(3-[.I96]+1)); 1; 0);FLOOR(2000/[.I96]; 1; 0))" office:value-type="float" office:value="19" calcext:value-type="float">
            <text:p>19</text:p>
          </table:table-cell>
          <table:table-cell table:style-name="ce9" table:formula="of:=[.J96]/1000" office:value-type="percentage" office:value="0.019" calcext:value-type="percentage">
            <text:p>1.9%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32743362831858" calcext:value-type="float">
            <text:p>1.3</text:p>
          </table:table-cell>
          <table:table-cell table:formula="of:=MAX(3; [.$B$1]-([.B97] - [.$B$1])*2)" office:value-type="float" office:value="325" calcext:value-type="float">
            <text:p>325</text:p>
          </table:table-cell>
          <table:table-cell table:style-name="ce3" table:formula="of:=(1000 - [.E97]*1000/([.B97]*2))/10" office:value-type="float" office:value="-2221.42857142857" calcext:value-type="float">
            <text:p>-2221.4</text:p>
          </table:table-cell>
          <table:table-cell table:style-name="ce5" table:formula="of:=IF([.$B$1]&gt;[.B97];[.D97];[.F97])" office:value-type="float" office:value="1.32743362831858" calcext:value-type="float">
            <text:p>1.3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06" calcext:value-type="float">
            <text:p>106</text:p>
          </table:table-cell>
          <table:table-cell table:style-name="ce6" table:formula="of:=IF([.I97]&lt;3;1000-FLOOR(1000/(3*(3-[.I97]+1)); 1; 0);FLOOR(2000/[.I97]; 1; 0))" office:value-type="float" office:value="18" calcext:value-type="float">
            <text:p>18</text:p>
          </table:table-cell>
          <table:table-cell table:style-name="ce9" table:formula="of:=[.J97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32743362831858" calcext:value-type="float">
            <text:p>1.3</text:p>
          </table:table-cell>
          <table:table-cell table:formula="of:=MAX(3; [.$B$1]-([.B98] - [.$B$1])*2)" office:value-type="float" office:value="327" calcext:value-type="float">
            <text:p>327</text:p>
          </table:table-cell>
          <table:table-cell table:style-name="ce3" table:formula="of:=(1000 - [.E98]*1000/([.B98]*2))/10" office:value-type="float" office:value="-2625" calcext:value-type="float">
            <text:p>-2625.0</text:p>
          </table:table-cell>
          <table:table-cell table:style-name="ce5" table:formula="of:=IF([.$B$1]&gt;[.B98];[.D98];[.F98])" office:value-type="float" office:value="1.32743362831858" calcext:value-type="float">
            <text:p>1.3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07" calcext:value-type="float">
            <text:p>107</text:p>
          </table:table-cell>
          <table:table-cell table:style-name="ce6" table:formula="of:=IF([.I98]&lt;3;1000-FLOOR(1000/(3*(3-[.I98]+1)); 1; 0);FLOOR(2000/[.I98]; 1; 0))" office:value-type="float" office:value="18" calcext:value-type="float">
            <text:p>18</text:p>
          </table:table-cell>
          <table:table-cell table:style-name="ce9" table:formula="of:=[.J98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32743362831858" calcext:value-type="float">
            <text:p>1.3</text:p>
          </table:table-cell>
          <table:table-cell table:formula="of:=MAX(3; [.$B$1]-([.B99] - [.$B$1])*2)" office:value-type="float" office:value="329" calcext:value-type="float">
            <text:p>329</text:p>
          </table:table-cell>
          <table:table-cell table:style-name="ce3" table:formula="of:=(1000 - [.E99]*1000/([.B99]*2))/10" office:value-type="float" office:value="-3190" calcext:value-type="float">
            <text:p>-3190.0</text:p>
          </table:table-cell>
          <table:table-cell table:style-name="ce5" table:formula="of:=IF([.$B$1]&gt;[.B99];[.D99];[.F99])" office:value-type="float" office:value="1.32743362831858" calcext:value-type="float">
            <text:p>1.3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08" calcext:value-type="float">
            <text:p>108</text:p>
          </table:table-cell>
          <table:table-cell table:style-name="ce6" table:formula="of:=IF([.I99]&lt;3;1000-FLOOR(1000/(3*(3-[.I99]+1)); 1; 0);FLOOR(2000/[.I99]; 1; 0))" office:value-type="float" office:value="18" calcext:value-type="float">
            <text:p>18</text:p>
          </table:table-cell>
          <table:table-cell table:style-name="ce9" table:formula="of:=[.J99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32743362831858" calcext:value-type="float">
            <text:p>1.3</text:p>
          </table:table-cell>
          <table:table-cell table:formula="of:=MAX(3; [.$B$1]-([.B100] - [.$B$1])*2)" office:value-type="float" office:value="331" calcext:value-type="float">
            <text:p>331</text:p>
          </table:table-cell>
          <table:table-cell table:style-name="ce3" table:formula="of:=(1000 - [.E100]*1000/([.B100]*2))/10" office:value-type="float" office:value="-4037.5" calcext:value-type="float">
            <text:p>-4037.5</text:p>
          </table:table-cell>
          <table:table-cell table:style-name="ce5" table:formula="of:=IF([.$B$1]&gt;[.B100];[.D100];[.F100])" office:value-type="float" office:value="1.32743362831858" calcext:value-type="float">
            <text:p>1.3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09" calcext:value-type="float">
            <text:p>109</text:p>
          </table:table-cell>
          <table:table-cell table:style-name="ce6" table:formula="of:=IF([.I100]&lt;3;1000-FLOOR(1000/(3*(3-[.I100]+1)); 1; 0);FLOOR(2000/[.I100]; 1; 0))" office:value-type="float" office:value="18" calcext:value-type="float">
            <text:p>18</text:p>
          </table:table-cell>
          <table:table-cell table:style-name="ce9" table:formula="of:=[.J100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32743362831858" calcext:value-type="float">
            <text:p>1.3</text:p>
          </table:table-cell>
          <table:table-cell table:formula="of:=MAX(3; [.$B$1]-([.B101] - [.$B$1])*2)" office:value-type="float" office:value="333" calcext:value-type="float">
            <text:p>333</text:p>
          </table:table-cell>
          <table:table-cell table:style-name="ce3" table:formula="of:=(1000 - [.E101]*1000/([.B101]*2))/10" office:value-type="float" office:value="-5450" calcext:value-type="float">
            <text:p>-5450.0</text:p>
          </table:table-cell>
          <table:table-cell table:style-name="ce5" table:formula="of:=IF([.$B$1]&gt;[.B101];[.D101];[.F101])" office:value-type="float" office:value="1.32743362831858" calcext:value-type="float">
            <text:p>1.3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10" calcext:value-type="float">
            <text:p>110</text:p>
          </table:table-cell>
          <table:table-cell table:style-name="ce6" table:formula="of:=IF([.I101]&lt;3;1000-FLOOR(1000/(3*(3-[.I101]+1)); 1; 0);FLOOR(2000/[.I101]; 1; 0))" office:value-type="float" office:value="18" calcext:value-type="float">
            <text:p>18</text:p>
          </table:table-cell>
          <table:table-cell table:style-name="ce9" table:formula="of:=[.J101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32743362831858" calcext:value-type="float">
            <text:p>1.3</text:p>
          </table:table-cell>
          <table:table-cell table:formula="of:=MAX(3; [.$B$1]-([.B102] - [.$B$1])*2)" office:value-type="float" office:value="335" calcext:value-type="float">
            <text:p>335</text:p>
          </table:table-cell>
          <table:table-cell table:style-name="ce3" table:formula="of:=(1000 - [.E102]*1000/([.B102]*2))/10" office:value-type="float" office:value="-8275" calcext:value-type="float">
            <text:p>-8275.0</text:p>
          </table:table-cell>
          <table:table-cell table:style-name="ce5" table:formula="of:=IF([.$B$1]&gt;[.B102];[.D102];[.F102])" office:value-type="float" office:value="1.32743362831858" calcext:value-type="float">
            <text:p>1.3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11" calcext:value-type="float">
            <text:p>111</text:p>
          </table:table-cell>
          <table:table-cell table:style-name="ce6" table:formula="of:=IF([.I102]&lt;3;1000-FLOOR(1000/(3*(3-[.I102]+1)); 1; 0);FLOOR(2000/[.I102]; 1; 0))" office:value-type="float" office:value="18" calcext:value-type="float">
            <text:p>18</text:p>
          </table:table-cell>
          <table:table-cell table:style-name="ce9" table:formula="of:=[.J102]/1000" office:value-type="percentage" office:value="0.018" calcext:value-type="percentage">
            <text:p>1.8%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32743362831858" calcext:value-type="float">
            <text:p>1.3</text:p>
          </table:table-cell>
          <table:table-cell table:formula="of:=MAX(3; [.$B$1]-([.B103] - [.$B$1])*2)" office:value-type="float" office:value="337" calcext:value-type="float">
            <text:p>337</text:p>
          </table:table-cell>
          <table:table-cell table:style-name="ce3" table:formula="of:=(1000 - [.E103]*1000/([.B103]*2))/10" office:value-type="float" office:value="-16750" calcext:value-type="float">
            <text:p>-16750.0</text:p>
          </table:table-cell>
          <table:table-cell table:style-name="ce5" table:formula="of:=IF([.$B$1]&gt;[.B103];[.D103];[.F103])" office:value-type="float" office:value="1.32743362831858" calcext:value-type="float">
            <text:p>1.3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12" calcext:value-type="float">
            <text:p>112</text:p>
          </table:table-cell>
          <table:table-cell table:style-name="ce6" table:formula="of:=IF([.I103]&lt;3;1000-FLOOR(1000/(3*(3-[.I103]+1)); 1; 0);FLOOR(2000/[.I103]; 1; 0))" office:value-type="float" office:value="17" calcext:value-type="float">
            <text:p>17</text:p>
          </table:table-cell>
          <table:table-cell table:style-name="ce9" table:formula="of:=[.J103]/1000" office:value-type="percentage" office:value="0.017" calcext:value-type="percentage">
            <text:p>1.7%</text:p>
          </table:table-cell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7:03:02.267518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5-11-25T15:39:08.817989280</dc:date>
    <meta:editing-duration>PT8H9M48S</meta:editing-duration>
    <meta:editing-cycles>14</meta:editing-cycles>
    <meta:generator>LibreOffice/4.2.8.2$Linux_X86_64 LibreOffice_project/420m0$Build-2</meta:generator>
    <meta:document-statistic meta:table-count="1" meta:cell-count="1117" meta:object-count="0"/>
  </office:meta>
</office:document-meta>
</file>